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思源黑体" svg:font-family="思源黑体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none"/>
    </style:style>
    <style:style style:name="odfdo_auto_2" style:family="table-cell" style:parent-style-name="Default">
      <style:table-cell-properties fo:background-color="#0000b6" fo:border="none"/>
    </style:style>
    <style:style style:name="odfdo_auto_3" style:family="table-cell" style:parent-style-name="Default">
      <style:table-cell-properties fo:background-color="#0000f2" fo:border="none"/>
    </style:style>
    <style:style style:name="odfdo_auto_4" style:family="table-cell" style:parent-style-name="Default">
      <style:table-cell-properties fo:background-color="#0018ff" fo:border="none"/>
    </style:style>
    <style:style style:name="odfdo_auto_5" style:family="table-cell" style:parent-style-name="Default">
      <style:table-cell-properties fo:background-color="#004cff" fo:border="none"/>
    </style:style>
    <style:style style:name="odfdo_auto_6" style:family="table-cell" style:parent-style-name="Default">
      <style:table-cell-properties fo:background-color="#0081ff" fo:border="none"/>
    </style:style>
    <style:style style:name="odfdo_auto_7" style:family="table-cell" style:parent-style-name="Default">
      <style:table-cell-properties fo:background-color="#00b1ff" fo:border="none"/>
    </style:style>
    <style:style style:name="odfdo_auto_8" style:family="table-cell" style:parent-style-name="Default">
      <style:table-cell-properties fo:background-color="#00e5f8" fo:border="none"/>
    </style:style>
    <style:style style:name="odfdo_auto_9" style:family="table-cell" style:parent-style-name="Default">
      <style:table-cell-properties fo:background-color="#29ffce" fo:border="none"/>
    </style:style>
    <style:style style:name="odfdo_auto_10" style:family="table-cell" style:parent-style-name="Default">
      <style:table-cell-properties fo:background-color="#53ffa4" fo:border="none"/>
    </style:style>
    <style:style style:name="odfdo_auto_11" style:family="table-cell" style:parent-style-name="Default">
      <style:table-cell-properties fo:background-color="#7dff7a" fo:border="none"/>
    </style:style>
    <style:style style:name="odfdo_auto_12" style:family="table-cell" style:parent-style-name="Default">
      <style:table-cell-properties fo:background-color="#a4ff53" fo:border="none"/>
    </style:style>
    <style:style style:name="odfdo_auto_13" style:family="table-cell" style:parent-style-name="Default">
      <style:table-cell-properties fo:background-color="#ceff29" fo:border="none"/>
    </style:style>
    <style:style style:name="odfdo_auto_14" style:family="table-cell" style:parent-style-name="Default">
      <style:table-cell-properties fo:background-color="#f8f500" fo:border="none"/>
    </style:style>
    <style:style style:name="odfdo_auto_15" style:family="table-cell" style:parent-style-name="Default">
      <style:table-cell-properties fo:background-color="#ffc500" fo:border="none"/>
    </style:style>
    <style:style style:name="odfdo_auto_16" style:family="table-cell" style:parent-style-name="Default">
      <style:table-cell-properties fo:background-color="#ff9400" fo:border="none"/>
    </style:style>
    <style:style style:name="odfdo_auto_17" style:family="table-cell" style:parent-style-name="Default">
      <style:table-cell-properties fo:background-color="#ff6800" fo:border="none"/>
    </style:style>
    <style:style style:name="odfdo_auto_18" style:family="table-cell" style:parent-style-name="Default">
      <style:table-cell-properties fo:background-color="#ff3700" fo:border="none"/>
    </style:style>
    <style:style style:name="odfdo_auto_19" style:family="table-cell" style:parent-style-name="Default">
      <style:table-cell-properties fo:background-color="#f20700" fo:border="none"/>
    </style:style>
    <style:style style:name="odfdo_auto_20" style:family="table-cell" style:parent-style-name="Default">
      <style:table-cell-properties fo:background-color="#b60000" fo:border="none"/>
    </style:style>
    <style:style style:name="odfdo_auto_21" style:family="table-cell" style:parent-style-name="Default">
      <style:table-cell-properties fo:background-color="#ffffff" fo:border="none"/>
    </style:style>
    <style:style style:name="odfdo_auto_37" style:family="table-cell" style:parent-style-name="Default">
      <style:table-cell-properties fo:border="none"/>
      <style:text-properties fo:color="#ff0000"/>
    </style:style>
    <style:style style:name="odfdo_auto_22" style:family="table-cell" style:parent-style-name="Default">
      <style:table-cell-properties fo:background-color="#260592" fo:border="none"/>
    </style:style>
    <style:style style:name="odfdo_auto_23" style:family="table-cell" style:parent-style-name="Default">
      <style:table-cell-properties fo:background-color="#3a049a" fo:border="none"/>
    </style:style>
    <style:style style:name="odfdo_auto_24" style:family="table-cell" style:parent-style-name="Default">
      <style:table-cell-properties fo:background-color="#4c02a1" fo:border="none"/>
    </style:style>
    <style:style style:name="odfdo_auto_25" style:family="table-cell" style:parent-style-name="Default">
      <style:table-cell-properties fo:background-color="#5c00a6" fo:border="none"/>
    </style:style>
    <style:style style:name="odfdo_auto_26" style:family="table-cell" style:parent-style-name="Default">
      <style:table-cell-properties fo:background-color="#6e00a8" fo:border="none"/>
    </style:style>
    <style:style style:name="odfdo_auto_27" style:family="table-cell" style:parent-style-name="Default">
      <style:table-cell-properties fo:background-color="#7e03a8" fo:border="none"/>
    </style:style>
    <style:style style:name="odfdo_auto_28" style:family="table-cell" style:parent-style-name="Default">
      <style:table-cell-properties fo:background-color="#8d0ba5" fo:border="none"/>
    </style:style>
    <style:style style:name="odfdo_auto_29" style:family="table-cell" style:parent-style-name="Default">
      <style:table-cell-properties fo:background-color="#9c179e" fo:border="none"/>
    </style:style>
    <style:style style:name="odfdo_auto_30" style:family="table-cell" style:parent-style-name="Default">
      <style:table-cell-properties fo:background-color="#aa2395" fo:border="none"/>
    </style:style>
    <style:style style:name="odfdo_auto_31" style:family="table-cell" style:parent-style-name="Default">
      <style:table-cell-properties fo:background-color="#b52e8c" fo:border="none"/>
    </style:style>
    <style:style style:name="odfdo_auto_32" style:family="table-cell" style:parent-style-name="Default">
      <style:table-cell-properties fo:background-color="#c13b82" fo:border="none"/>
    </style:style>
    <style:style style:name="odfdo_auto_33" style:family="table-cell" style:parent-style-name="Default">
      <style:table-cell-properties fo:background-color="#cc4778" fo:border="none"/>
    </style:style>
    <style:style style:name="odfdo_auto_34" style:family="table-cell" style:parent-style-name="Default">
      <style:table-cell-properties fo:background-color="#d5536f" fo:border="none"/>
    </style:style>
    <style:style style:name="odfdo_auto_35" style:family="table-cell" style:parent-style-name="Default">
      <style:table-cell-properties fo:background-color="#de5f65" fo:border="none"/>
    </style:style>
    <style:style style:name="odfdo_auto_36" style:family="table-cell" style:parent-style-name="Default">
      <style:table-cell-properties fo:background-color="#e66c5c" fo:border="none"/>
    </style:style>
  </office:automatic-styles>
  <office:body>
    <office:spreadsheet>
      <table:table table:name="==" table:style-name="ta1">
        <table:table-column table:style-name="co1" table:default-cell-style-name="Default"/>
        <table:table-column table:style-name="co1" table:number-columns-repeated="15" table:default-cell-style-name="odfdo_auto_21"/>
        <table:table-column table:style-name="co1" table:default-cell-style-name="odfdo_auto_16"/>
        <table:table-column table:style-name="co1" table:number-columns-repeated="4" table:default-cell-style-name="odfdo_auto_21"/>
        <table:table-row table:style-name="ro1">
          <table:table-cell office:value-type="string" calcext:value-type="string">
            <text:p>==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ComplexNumber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15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5" office:value-type="string" calcext:value-type="string">
            <text:p>mpz</text:p>
          </table:table-cell>
          <table:table-cell table:number-columns-repeated="15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15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15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1" office:value-type="string" calcext:value-type="string">
            <text:p>int32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2" office:value-type="string" calcext:value-type="string">
            <text:p>uint16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3" office:value-type="string" calcext:value-type="string">
            <text:p>Integer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4" office:value-type="string" calcext:value-type="string">
            <text:p>IntegerMod_int</text:p>
          </table:table-cell>
          <table:table-cell table:number-columns-repeated="15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number-columns-repeated="4" table:style-name="odfdo_auto_16"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6" table:style-name="odfdo_auto_16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16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20" office:value-type="string" calcext:value-type="string">
            <text:p>ComplexNumber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</table:table>
      <table:table table:name="!=" table:style-name="ta1">
        <table:table-column table:style-name="co1" table:default-cell-style-name="Default"/>
        <table:table-column table:style-name="co1" table:number-columns-repeated="15" table:default-cell-style-name="odfdo_auto_21"/>
        <table:table-column table:style-name="co1" table:default-cell-style-name="odfdo_auto_16"/>
        <table:table-column table:style-name="co1" table:number-columns-repeated="4" table:default-cell-style-name="odfdo_auto_21"/>
        <table:table-row table:style-name="ro1">
          <table:table-cell office:value-type="string" calcext:value-type="string">
            <text:p>!=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ComplexNumber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15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5" office:value-type="string" calcext:value-type="string">
            <text:p>mpz</text:p>
          </table:table-cell>
          <table:table-cell table:number-columns-repeated="15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15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15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1" office:value-type="string" calcext:value-type="string">
            <text:p>int32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2" office:value-type="string" calcext:value-type="string">
            <text:p>uint16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3" office:value-type="string" calcext:value-type="string">
            <text:p>Integer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4" office:value-type="string" calcext:value-type="string">
            <text:p>IntegerMod_int</text:p>
          </table:table-cell>
          <table:table-cell table:number-columns-repeated="15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number-columns-repeated="4" table:style-name="odfdo_auto_16"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6" table:style-name="odfdo_auto_16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16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20" office:value-type="string" calcext:value-type="string">
            <text:p>ComplexNumber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</table:table>
      <table:table table:name="&lt;" table:style-name="ta1">
        <table:table-column table:style-name="co1" table:default-cell-style-name="Default"/>
        <table:table-column table:style-name="co1" table:number-columns-repeated="2" table:default-cell-style-name="odfdo_auto_21"/>
        <table:table-column table:style-name="co1" table:number-columns-repeated="2" table:default-cell-style-name="odfdo_auto_37"/>
        <table:table-column table:style-name="co1" table:number-columns-repeated="2" table:default-cell-style-name="odfdo_auto_21"/>
        <table:table-column table:style-name="co1" table:default-cell-style-name="odfdo_auto_37"/>
        <table:table-column table:style-name="co1" table:number-columns-repeated="6" table:default-cell-style-name="odfdo_auto_21"/>
        <table:table-column table:style-name="co1" table:default-cell-style-name="odfdo_auto_37"/>
        <table:table-column table:style-name="co1" table:default-cell-style-name="odfdo_auto_21"/>
        <table:table-column table:style-name="co1" table:default-cell-style-name="odfdo_auto_16"/>
        <table:table-column table:style-name="co1" table:number-columns-repeated="4" table:default-cell-style-name="odfdo_auto_21"/>
        <table:table-row table:style-name="ro1">
          <table:table-cell office:value-type="string" calcext:value-type="string">
            <text:p>&lt;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ComplexNumber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bool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37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z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5" table:style-name="odfdo_auto_37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odfdo_auto_37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style-name="odfdo_auto_37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37" office:value-type="string" calcext:value-type="string">
            <text:p>TypeError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37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</table:table-row>
        <table:table-row table:style-name="ro1">
          <table:table-cell table:style-name="odfdo_auto_11" office:value-type="string" calcext:value-type="string">
            <text:p>in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2" office:value-type="string" calcext:value-type="string">
            <text:p>uint16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3" office:value-type="string" calcext:value-type="string">
            <text:p>Integ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bool</text:p>
          </table:table-cell>
          <table:table-cell table:style-name="odfdo_auto_37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37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odfdo_auto_37" office:value-type="string" calcext:value-type="string">
            <text:p>TypeError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number-columns-repeated="4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16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20" office:value-type="string" calcext:value-type="string">
            <text:p>ComplexNumbe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</table:table>
      <table:table table:name="&gt;" table:style-name="ta1">
        <table:table-column table:style-name="co1" table:default-cell-style-name="Default"/>
        <table:table-column table:style-name="co1" table:number-columns-repeated="2" table:default-cell-style-name="odfdo_auto_21"/>
        <table:table-column table:style-name="co1" table:number-columns-repeated="2" table:default-cell-style-name="odfdo_auto_37"/>
        <table:table-column table:style-name="co1" table:number-columns-repeated="2" table:default-cell-style-name="odfdo_auto_21"/>
        <table:table-column table:style-name="co1" table:default-cell-style-name="odfdo_auto_37"/>
        <table:table-column table:style-name="co1" table:number-columns-repeated="6" table:default-cell-style-name="odfdo_auto_21"/>
        <table:table-column table:style-name="co1" table:default-cell-style-name="odfdo_auto_37"/>
        <table:table-column table:style-name="co1" table:default-cell-style-name="odfdo_auto_21"/>
        <table:table-column table:style-name="co1" table:default-cell-style-name="odfdo_auto_16"/>
        <table:table-column table:style-name="co1" table:number-columns-repeated="4" table:default-cell-style-name="odfdo_auto_21"/>
        <table:table-row table:style-name="ro1">
          <table:table-cell office:value-type="string" calcext:value-type="string">
            <text:p>&gt;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ComplexNumber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bool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37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z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5" table:style-name="odfdo_auto_37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odfdo_auto_37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style-name="odfdo_auto_37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37" office:value-type="string" calcext:value-type="string">
            <text:p>TypeError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37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</table:table-row>
        <table:table-row table:style-name="ro1">
          <table:table-cell table:style-name="odfdo_auto_11" office:value-type="string" calcext:value-type="string">
            <text:p>in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2" office:value-type="string" calcext:value-type="string">
            <text:p>uint16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3" office:value-type="string" calcext:value-type="string">
            <text:p>Integ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bool</text:p>
          </table:table-cell>
          <table:table-cell table:style-name="odfdo_auto_37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37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odfdo_auto_37" office:value-type="string" calcext:value-type="string">
            <text:p>TypeError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number-columns-repeated="4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16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20" office:value-type="string" calcext:value-type="string">
            <text:p>ComplexNumbe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</table:table>
      <table:table table:name="&lt;=" table:style-name="ta1">
        <table:table-column table:style-name="co1" table:default-cell-style-name="Default"/>
        <table:table-column table:style-name="co1" table:number-columns-repeated="2" table:default-cell-style-name="odfdo_auto_21"/>
        <table:table-column table:style-name="co1" table:number-columns-repeated="2" table:default-cell-style-name="odfdo_auto_37"/>
        <table:table-column table:style-name="co1" table:number-columns-repeated="2" table:default-cell-style-name="odfdo_auto_21"/>
        <table:table-column table:style-name="co1" table:default-cell-style-name="odfdo_auto_37"/>
        <table:table-column table:style-name="co1" table:number-columns-repeated="6" table:default-cell-style-name="odfdo_auto_21"/>
        <table:table-column table:style-name="co1" table:default-cell-style-name="odfdo_auto_37"/>
        <table:table-column table:style-name="co1" table:default-cell-style-name="odfdo_auto_21"/>
        <table:table-column table:style-name="co1" table:default-cell-style-name="odfdo_auto_16"/>
        <table:table-column table:style-name="co1" table:number-columns-repeated="4" table:default-cell-style-name="odfdo_auto_21"/>
        <table:table-row table:style-name="ro1">
          <table:table-cell office:value-type="string" calcext:value-type="string">
            <text:p>&lt;=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ComplexNumber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bool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37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z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5" table:style-name="odfdo_auto_37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odfdo_auto_37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style-name="odfdo_auto_37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37" office:value-type="string" calcext:value-type="string">
            <text:p>TypeError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37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</table:table-row>
        <table:table-row table:style-name="ro1">
          <table:table-cell table:style-name="odfdo_auto_11" office:value-type="string" calcext:value-type="string">
            <text:p>in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2" office:value-type="string" calcext:value-type="string">
            <text:p>uint16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3" office:value-type="string" calcext:value-type="string">
            <text:p>Integ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bool</text:p>
          </table:table-cell>
          <table:table-cell table:style-name="odfdo_auto_37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37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odfdo_auto_37" office:value-type="string" calcext:value-type="string">
            <text:p>TypeError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number-columns-repeated="4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16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20" office:value-type="string" calcext:value-type="string">
            <text:p>ComplexNumbe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</table:table>
      <table:table table:name="&gt;=" table:style-name="ta1">
        <table:table-column table:style-name="co1" table:default-cell-style-name="Default"/>
        <table:table-column table:style-name="co1" table:number-columns-repeated="2" table:default-cell-style-name="odfdo_auto_21"/>
        <table:table-column table:style-name="co1" table:number-columns-repeated="2" table:default-cell-style-name="odfdo_auto_37"/>
        <table:table-column table:style-name="co1" table:number-columns-repeated="2" table:default-cell-style-name="odfdo_auto_21"/>
        <table:table-column table:style-name="co1" table:default-cell-style-name="odfdo_auto_37"/>
        <table:table-column table:style-name="co1" table:number-columns-repeated="6" table:default-cell-style-name="odfdo_auto_21"/>
        <table:table-column table:style-name="co1" table:default-cell-style-name="odfdo_auto_37"/>
        <table:table-column table:style-name="co1" table:default-cell-style-name="odfdo_auto_21"/>
        <table:table-column table:style-name="co1" table:default-cell-style-name="odfdo_auto_16"/>
        <table:table-column table:style-name="co1" table:number-columns-repeated="4" table:default-cell-style-name="odfdo_auto_21"/>
        <table:table-row table:style-name="ro1">
          <table:table-cell office:value-type="string" calcext:value-type="string">
            <text:p>&gt;=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ComplexNumber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bool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37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z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5" table:style-name="odfdo_auto_37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odfdo_auto_37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style-name="odfdo_auto_37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37" office:value-type="string" calcext:value-type="string">
            <text:p>TypeError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37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</table:table-row>
        <table:table-row table:style-name="ro1">
          <table:table-cell table:style-name="odfdo_auto_11" office:value-type="string" calcext:value-type="string">
            <text:p>in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2" office:value-type="string" calcext:value-type="string">
            <text:p>uint16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21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3" office:value-type="string" calcext:value-type="string">
            <text:p>Integ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bool</text:p>
          </table:table-cell>
          <table:table-cell table:style-name="odfdo_auto_37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37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odfdo_auto_37" office:value-type="string" calcext:value-type="string">
            <text:p>TypeError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number-columns-repeated="4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16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  <table:table-row table:style-name="ro1">
          <table:table-cell table:style-name="odfdo_auto_20" office:value-type="string" calcext:value-type="string">
            <text:p>ComplexNumbe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1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</table:table-row>
      </table:table>
      <table:table table:name="+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odfdo_auto_2"/>
        <table:table-column table:style-name="co1" table:default-cell-style-name="odfdo_auto_3"/>
        <table:table-column table:style-name="co1" table:default-cell-style-name="odfdo_auto_37"/>
        <table:table-column table:style-name="co1" table:default-cell-style-name="odfdo_auto_5"/>
        <table:table-column table:style-name="co1" table:default-cell-style-name="odfdo_auto_6"/>
        <table:table-column table:style-name="co1" table:default-cell-style-name="odfdo_auto_7"/>
        <table:table-column table:style-name="co1" table:default-cell-style-name="odfdo_auto_8"/>
        <table:table-column table:style-name="co1" table:default-cell-style-name="odfdo_auto_9"/>
        <table:table-column table:style-name="co1" table:default-cell-style-name="odfdo_auto_10"/>
        <table:table-column table:style-name="co1" table:default-cell-style-name="odfdo_auto_11"/>
        <table:table-column table:style-name="co1" table:default-cell-style-name="odfdo_auto_12"/>
        <table:table-column table:style-name="co1" table:default-cell-style-name="odfdo_auto_13"/>
        <table:table-column table:style-name="co1" table:default-cell-style-name="odfdo_auto_37"/>
        <table:table-column table:style-name="co1" table:default-cell-style-name="odfdo_auto_15"/>
        <table:table-column table:style-name="co1" table:default-cell-style-name="odfdo_auto_16"/>
        <table:table-column table:style-name="co1" table:default-cell-style-name="odfdo_auto_17"/>
        <table:table-column table:style-name="co1" table:default-cell-style-name="odfdo_auto_18"/>
        <table:table-column table:style-name="co1" table:default-cell-style-name="odfdo_auto_19"/>
        <table:table-column table:style-name="co1" table:default-cell-style-name="odfdo_auto_20"/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2" table:style-name="odfdo_auto_2"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22" office:value-type="string" calcext:value-type="string">
            <text:p>float64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Expression</text:p>
          </table:table-cell>
          <table:table-cell table:style-name="odfdo_auto_23" office:value-type="string" calcext:value-type="string">
            <text:p>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24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25" office:value-type="string" calcext:value-type="string">
            <text:p>complex128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style-name="odfdo_auto_23" office:value-type="string" calcext:value-type="string">
            <text:p>PolynomialRing_field_with_category.element_class</text:p>
          </table:table-cell>
          <table:table-cell table:number-columns-repeated="2" table:style-name="odfdo_auto_3" office:value-type="string" calcext:value-type="string">
            <text:p>complex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2" table:style-name="odfdo_auto_4" office:value-type="string" calcext:value-type="string">
            <text:p>Frac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26" office:value-type="string" calcext:value-type="string">
            <text:p>mpq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2" office:value-type="string" calcext:value-type="string">
            <text:p>float</text:p>
          </table:table-cell>
          <table:table-cell table:style-name="odfdo_auto_37"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4" office:value-type="string" calcext:value-type="string">
            <text:p>Fraction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4" table:style-name="odfdo_auto_37"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style-name="odfdo_auto_37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26" office:value-type="string" calcext:value-type="string">
            <text:p>mpq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37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5" office:value-type="string" calcext:value-type="string">
            <text:p>mpz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mpq</text:p>
          </table:table-cell>
          <table:table-cell table:number-columns-repeated="3" table:style-name="odfdo_auto_37"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</table:table-row>
        <table:table-row table:style-name="ro1">
          <table:table-cell table:number-columns-repeated="3"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37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number-columns-repeated="3" table:style-name="odfdo_auto_37"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</table:table-row>
        <table:table-row table:style-name="ro1">
          <table:table-cell table:number-columns-repeated="7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7" office:value-type="string" calcext:value-type="string">
            <text:p>mpc</text:p>
          </table:table-cell>
          <table:table-cell table:style-name="odfdo_auto_37" office:value-type="string" calcext:value-type="string">
            <text:p>TypeError</text:p>
          </table:table-cell>
          <table:table-cell table:number-columns-repeated="4" table:style-name="odfdo_auto_7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37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</table:table-row>
        <table:table-row table:style-name="ro1">
          <table:table-cell table:number-columns-repeated="3" table:style-name="odfdo_auto_8" office:value-type="string" calcext:value-type="string">
            <text:p>float32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odfdo_auto_22" office:value-type="string" calcext:value-type="string">
            <text:p>float64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style-name="odfdo_auto_23" office:value-type="string" calcext:value-type="string">
            <text:p>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22" office:value-type="string" calcext:value-type="string">
            <text:p>float64</text:p>
          </table:table-cell>
          <table:table-cell table:style-name="odfdo_auto_25" office:value-type="string" calcext:value-type="string">
            <text:p>complex128</text:p>
          </table:table-cell>
        </table:table-row>
        <table:table-row table:style-name="ro1">
          <table:table-cell table:number-columns-repeated="3" table:style-name="odfdo_auto_9" office:value-type="string" calcext:value-type="string">
            <text:p>longdouble</text:p>
          </table:table-cell>
          <table:table-cell table:style-name="odfdo_auto_24" office:value-type="string" calcext:value-type="string">
            <text:p>clongdouble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3" table:style-name="odfdo_auto_37"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longdouble</text:p>
          </table:table-cell>
          <table:table-cell table:style-name="odfdo_auto_24" office:value-type="string" calcext:value-type="string">
            <text:p>clongdouble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Expression</text:p>
          </table:table-cell>
          <table:table-cell table:style-name="odfdo_auto_23" office:value-type="string" calcext:value-type="string">
            <text:p>PolynomialRing_field_with_category.element_class</text:p>
          </table:table-cell>
          <table:table-cell table:number-columns-repeated="2" table:style-name="odfdo_auto_9" office:value-type="string" calcext:value-type="string">
            <text:p>longdouble</text:p>
          </table:table-cell>
          <table:table-cell table:style-name="odfdo_auto_24" office:value-type="string" calcext:value-type="string">
            <text:p>clongdouble</text:p>
          </table:table-cell>
        </table:table-row>
        <table:table-row table:style-name="ro1">
          <table:table-cell table:number-columns-repeated="4" table:style-name="odfdo_auto_10" office:value-type="string" calcext:value-type="string">
            <text:p>complex64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24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style-name="odfdo_auto_25" office:value-type="string" calcext:value-type="string">
            <text:p>complex128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25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128</text:p>
          </table:table-cell>
          <table:table-cell office:value-type="string" calcext:value-type="string">
            <text:p>Expression</text:p>
          </table:table-cell>
          <table:table-cell table:style-name="odfdo_auto_23" office:value-type="string" calcext:value-type="string">
            <text:p>PolynomialRing_field_with_category.element_class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25" office:value-type="string" calcext:value-type="string">
            <text:p>complex128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style-name="odfdo_auto_22" office:value-type="string" calcext:value-type="string">
            <text:p>float64</text:p>
          </table:table-cell>
          <table:table-cell table:style-name="odfdo_auto_25" office:value-type="string" calcext:value-type="string">
            <text:p>complex128</text:p>
          </table:table-cell>
          <table:table-cell table:style-name="odfdo_auto_4" office:value-type="string" calcext:value-type="string">
            <text:p>Fraction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table:style-name="odfdo_auto_25" office:value-type="string" calcext:value-type="string">
            <text:p>complex128</text:p>
          </table:table-cell>
          <table:table-cell office:value-type="string" calcext:value-type="string">
            <text:p>int32</text:p>
          </table:table-cell>
          <table:table-cell table:style-name="odfdo_auto_11" office:value-type="string" calcext:value-type="string">
            <text:p>int32</text:p>
          </table:table-cell>
          <table:table-cell table:style-name="odfdo_auto_27" office:value-type="string" calcext:value-type="string">
            <text:p>int64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table:style-name="odfdo_auto_22" office:value-type="string" calcext:value-type="string">
            <text:p>float64</text:p>
          </table:table-cell>
          <table:table-cell table:style-name="odfdo_auto_25" office:value-type="string" calcext:value-type="string">
            <text:p>complex128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style-name="odfdo_auto_22" office:value-type="string" calcext:value-type="string">
            <text:p>float64</text:p>
          </table:table-cell>
          <table:table-cell table:style-name="odfdo_auto_25" office:value-type="string" calcext:value-type="string">
            <text:p>complex128</text:p>
          </table:table-cell>
          <table:table-cell table:style-name="odfdo_auto_4" office:value-type="string" calcext:value-type="string">
            <text:p>Fraction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table:style-name="odfdo_auto_27" office:value-type="string" calcext:value-type="string">
            <text:p>int64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table:style-name="odfdo_auto_22" office:value-type="string" calcext:value-type="string">
            <text:p>float64</text:p>
          </table:table-cell>
          <table:table-cell table:style-name="odfdo_auto_25" office:value-type="string" calcext:value-type="string">
            <text:p>complex128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13"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2" table:style-name="odfdo_auto_14" office:value-type="string" calcext:value-type="string">
            <text:p>IntegerMod_int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37" office:value-type="string" calcext:value-type="string">
            <text:p>TypeError</text:p>
          </table:table-cell>
          <table:table-cell table:number-columns-repeated="4" table:style-name="odfdo_auto_14" office:value-type="string" calcext:value-type="string">
            <text:p>IntegerMod_int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style-name="odfdo_auto_28" office:value-type="string" calcext:value-type="string">
            <text:p>Polynomial_zmod_flint</text:p>
          </table:table-cell>
          <table:table-cell table:number-columns-repeated="3" table:style-name="odfdo_auto_37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5" office:value-type="string" calcext:value-type="string">
            <text:p>Ration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mpq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5"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Polynomial_rational_flint</text:p>
          </table:table-cell>
          <table:table-cell table:style-name="odfdo_auto_30" office:value-type="string" calcext:value-type="string">
            <text:p>NumberFieldElement_quadratic_sqr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4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37" office:value-type="string" calcext:value-type="string">
            <text:p>TypeError</text:p>
          </table:table-cell>
          <table:table-cell table:number-columns-repeated="6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16" office:value-type="string" calcext:value-type="string">
            <text:p>Expression</text:p>
          </table:table-cell>
        </table:table-row>
        <table:table-row table:style-name="ro1">
          <table:table-cell table:number-columns-repeated="2" table:style-name="odfdo_auto_17" office:value-type="string" calcext:value-type="string">
            <text:p>Polynomial_integer_dense_flint</text:p>
          </table:table-cell>
          <table:table-cell table:number-columns-repeated="2" table:style-name="odfdo_auto_23" office:value-type="string" calcext:value-type="string">
            <text:p>PolynomialRing_field_with_category.element_class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37" office:value-type="string" calcext:value-type="string">
            <text:p>TypeError</text:p>
          </table:table-cell>
          <table:table-cell table:number-columns-repeated="3" table:style-name="odfdo_auto_23" office:value-type="string" calcext:value-type="string">
            <text:p>PolynomialRing_field_with_category.element_class</text:p>
          </table:table-cell>
          <table:table-cell table:number-columns-repeated="3" table:style-name="odfdo_auto_17" office:value-type="string" calcext:value-type="string">
            <text:p>Polynomial_integer_dense_flint</text:p>
          </table:table-cell>
          <table:table-cell table:style-name="odfdo_auto_28" office:value-type="string" calcext:value-type="string">
            <text:p>Polynomial_zmod_flint</text:p>
          </table:table-cell>
          <table:table-cell table:style-name="odfdo_auto_2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_integer_dense_flint</text:p>
          </table:table-cell>
          <table:table-cell table:style-name="odfdo_auto_31" office:value-type="string" calcext:value-type="string">
            <text:p>Polynomial_generic_dense</text:p>
          </table:table-cell>
          <table:table-cell table:style-name="odfdo_auto_32" office:value-type="string" calcext:value-type="string">
            <text:p>PolynomialRealDense</text:p>
          </table:table-cell>
          <table:table-cell table:style-name="odfdo_auto_23" office:value-type="string" calcext:value-type="string">
            <text:p>PolynomialRing_field_with_category.element_class</text:p>
          </table:table-cell>
        </table:table-row>
        <table:table-row table:style-name="ro1">
          <table:table-cell table:number-columns-repeated="2" table:style-name="odfdo_auto_18" office:value-type="string" calcext:value-type="string">
            <text:p>OrderElement_quadrati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37"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8" office:value-type="string" calcext:value-type="string">
            <text:p>OrderElement_quadratic</text:p>
          </table:table-cell>
          <table:table-cell office:value-type="string" calcext:value-type="string">
            <text:p>TypeError</text:p>
          </table:table-cell>
          <table:table-cell table:style-name="odfdo_auto_30" office:value-type="string" calcext:value-type="string">
            <text:p>NumberFieldElement_quadratic_sqrt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Polynomial_generic_dense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PolynomialRealDense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4" table:style-name="odfdo_auto_20" office:value-type="string" calcext:value-type="string">
            <text:p>ComplexNumbe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2" table:style-name="odfdo_auto_20" office:value-type="string" calcext:value-type="string">
            <text:p>ComplexNumber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0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style-name="odfdo_auto_23" office:value-type="string" calcext:value-type="string">
            <text:p>PolynomialRing_field_with_category.element_class</text:p>
          </table:table-cell>
          <table:table-cell table:number-columns-repeated="2" table:style-name="odfdo_auto_20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</table:table-row>
      </table:table>
      <table:table table:name="-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odfdo_auto_2"/>
        <table:table-column table:style-name="co1" table:default-cell-style-name="odfdo_auto_3"/>
        <table:table-column table:style-name="co1" table:default-cell-style-name="odfdo_auto_37"/>
        <table:table-column table:style-name="co1" table:default-cell-style-name="odfdo_auto_5"/>
        <table:table-column table:style-name="co1" table:default-cell-style-name="odfdo_auto_6"/>
        <table:table-column table:style-name="co1" table:default-cell-style-name="odfdo_auto_7"/>
        <table:table-column table:style-name="co1" table:default-cell-style-name="odfdo_auto_8"/>
        <table:table-column table:style-name="co1" table:default-cell-style-name="odfdo_auto_9"/>
        <table:table-column table:style-name="co1" table:default-cell-style-name="odfdo_auto_10"/>
        <table:table-column table:style-name="co1" table:default-cell-style-name="odfdo_auto_11"/>
        <table:table-column table:style-name="co1" table:default-cell-style-name="odfdo_auto_12"/>
        <table:table-column table:style-name="co1" table:default-cell-style-name="odfdo_auto_13"/>
        <table:table-column table:style-name="co1" table:default-cell-style-name="odfdo_auto_37"/>
        <table:table-column table:style-name="co1" table:default-cell-style-name="odfdo_auto_15"/>
        <table:table-column table:style-name="co1" table:default-cell-style-name="odfdo_auto_16"/>
        <table:table-column table:style-name="co1" table:default-cell-style-name="odfdo_auto_17"/>
        <table:table-column table:style-name="co1" table:default-cell-style-name="odfdo_auto_18"/>
        <table:table-column table:style-name="co1" table:default-cell-style-name="odfdo_auto_19"/>
        <table:table-column table:style-name="co1" table:default-cell-style-name="odfdo_auto_20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2" table:style-name="odfdo_auto_2"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22" office:value-type="string" calcext:value-type="string">
            <text:p>float64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Expression</text:p>
          </table:table-cell>
          <table:table-cell table:style-name="odfdo_auto_23" office:value-type="string" calcext:value-type="string">
            <text:p>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24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25" office:value-type="string" calcext:value-type="string">
            <text:p>complex128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style-name="odfdo_auto_23" office:value-type="string" calcext:value-type="string">
            <text:p>PolynomialRing_field_with_category.element_class</text:p>
          </table:table-cell>
          <table:table-cell table:number-columns-repeated="2" table:style-name="odfdo_auto_3" office:value-type="string" calcext:value-type="string">
            <text:p>complex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2" table:style-name="odfdo_auto_4" office:value-type="string" calcext:value-type="string">
            <text:p>Frac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26" office:value-type="string" calcext:value-type="string">
            <text:p>mpq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2" office:value-type="string" calcext:value-type="string">
            <text:p>float</text:p>
          </table:table-cell>
          <table:table-cell table:style-name="odfdo_auto_37"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4" office:value-type="string" calcext:value-type="string">
            <text:p>Fraction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37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26" office:value-type="string" calcext:value-type="string">
            <text:p>mpq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37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5" office:value-type="string" calcext:value-type="string">
            <text:p>mpz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mpq</text:p>
          </table:table-cell>
          <table:table-cell table:number-columns-repeated="3" table:style-name="odfdo_auto_37"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</table:table-row>
        <table:table-row table:style-name="ro1">
          <table:table-cell table:number-columns-repeated="3"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37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number-columns-repeated="3" table:style-name="odfdo_auto_37"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</table:table-row>
        <table:table-row table:style-name="ro1">
          <table:table-cell table:number-columns-repeated="7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7" office:value-type="string" calcext:value-type="string">
            <text:p>mpc</text:p>
          </table:table-cell>
          <table:table-cell table:style-name="odfdo_auto_37" office:value-type="string" calcext:value-type="string">
            <text:p>TypeError</text:p>
          </table:table-cell>
          <table:table-cell table:number-columns-repeated="4" table:style-name="odfdo_auto_7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37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</table:table-row>
        <table:table-row table:style-name="ro1">
          <table:table-cell table:number-columns-repeated="3" table:style-name="odfdo_auto_8" office:value-type="string" calcext:value-type="string">
            <text:p>float32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odfdo_auto_22" office:value-type="string" calcext:value-type="string">
            <text:p>float64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style-name="odfdo_auto_23" office:value-type="string" calcext:value-type="string">
            <text:p>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22" office:value-type="string" calcext:value-type="string">
            <text:p>float64</text:p>
          </table:table-cell>
          <table:table-cell table:style-name="odfdo_auto_25" office:value-type="string" calcext:value-type="string">
            <text:p>complex128</text:p>
          </table:table-cell>
        </table:table-row>
        <table:table-row table:style-name="ro1">
          <table:table-cell table:number-columns-repeated="3" table:style-name="odfdo_auto_9" office:value-type="string" calcext:value-type="string">
            <text:p>longdouble</text:p>
          </table:table-cell>
          <table:table-cell table:style-name="odfdo_auto_24" office:value-type="string" calcext:value-type="string">
            <text:p>clongdouble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3" table:style-name="odfdo_auto_37"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longdouble</text:p>
          </table:table-cell>
          <table:table-cell table:style-name="odfdo_auto_24" office:value-type="string" calcext:value-type="string">
            <text:p>clongdouble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Expression</text:p>
          </table:table-cell>
          <table:table-cell table:style-name="odfdo_auto_23" office:value-type="string" calcext:value-type="string">
            <text:p>PolynomialRing_field_with_category.element_class</text:p>
          </table:table-cell>
          <table:table-cell table:number-columns-repeated="2" table:style-name="odfdo_auto_9" office:value-type="string" calcext:value-type="string">
            <text:p>longdouble</text:p>
          </table:table-cell>
          <table:table-cell table:style-name="odfdo_auto_24" office:value-type="string" calcext:value-type="string">
            <text:p>clongdouble</text:p>
          </table:table-cell>
        </table:table-row>
        <table:table-row table:style-name="ro1">
          <table:table-cell table:number-columns-repeated="4" table:style-name="odfdo_auto_10" office:value-type="string" calcext:value-type="string">
            <text:p>complex64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24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style-name="odfdo_auto_25" office:value-type="string" calcext:value-type="string">
            <text:p>complex128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25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128</text:p>
          </table:table-cell>
          <table:table-cell office:value-type="string" calcext:value-type="string">
            <text:p>Expression</text:p>
          </table:table-cell>
          <table:table-cell table:style-name="odfdo_auto_23" office:value-type="string" calcext:value-type="string">
            <text:p>PolynomialRing_field_with_category.element_class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25" office:value-type="string" calcext:value-type="string">
            <text:p>complex128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style-name="odfdo_auto_22" office:value-type="string" calcext:value-type="string">
            <text:p>float64</text:p>
          </table:table-cell>
          <table:table-cell table:style-name="odfdo_auto_25" office:value-type="string" calcext:value-type="string">
            <text:p>complex128</text:p>
          </table:table-cell>
          <table:table-cell table:style-name="odfdo_auto_4" office:value-type="string" calcext:value-type="string">
            <text:p>Fraction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table:style-name="odfdo_auto_25" office:value-type="string" calcext:value-type="string">
            <text:p>complex128</text:p>
          </table:table-cell>
          <table:table-cell office:value-type="string" calcext:value-type="string">
            <text:p>int32</text:p>
          </table:table-cell>
          <table:table-cell table:style-name="odfdo_auto_11" office:value-type="string" calcext:value-type="string">
            <text:p>int32</text:p>
          </table:table-cell>
          <table:table-cell table:style-name="odfdo_auto_27" office:value-type="string" calcext:value-type="string">
            <text:p>int64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table:style-name="odfdo_auto_22" office:value-type="string" calcext:value-type="string">
            <text:p>float64</text:p>
          </table:table-cell>
          <table:table-cell table:style-name="odfdo_auto_25" office:value-type="string" calcext:value-type="string">
            <text:p>complex128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style-name="odfdo_auto_22" office:value-type="string" calcext:value-type="string">
            <text:p>float64</text:p>
          </table:table-cell>
          <table:table-cell table:style-name="odfdo_auto_25" office:value-type="string" calcext:value-type="string">
            <text:p>complex128</text:p>
          </table:table-cell>
          <table:table-cell table:style-name="odfdo_auto_4" office:value-type="string" calcext:value-type="string">
            <text:p>Fraction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table:style-name="odfdo_auto_27" office:value-type="string" calcext:value-type="string">
            <text:p>int64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table:style-name="odfdo_auto_22" office:value-type="string" calcext:value-type="string">
            <text:p>float64</text:p>
          </table:table-cell>
          <table:table-cell table:style-name="odfdo_auto_25" office:value-type="string" calcext:value-type="string">
            <text:p>complex128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13"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2" table:style-name="odfdo_auto_14" office:value-type="string" calcext:value-type="string">
            <text:p>IntegerMod_int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37" office:value-type="string" calcext:value-type="string">
            <text:p>TypeError</text:p>
          </table:table-cell>
          <table:table-cell table:number-columns-repeated="4" table:style-name="odfdo_auto_14" office:value-type="string" calcext:value-type="string">
            <text:p>IntegerMod_int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style-name="odfdo_auto_28" office:value-type="string" calcext:value-type="string">
            <text:p>Polynomial_zmod_flint</text:p>
          </table:table-cell>
          <table:table-cell table:number-columns-repeated="3" table:style-name="odfdo_auto_37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5" office:value-type="string" calcext:value-type="string">
            <text:p>Ration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mpq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5"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Polynomial_rational_flint</text:p>
          </table:table-cell>
          <table:table-cell table:style-name="odfdo_auto_30" office:value-type="string" calcext:value-type="string">
            <text:p>NumberFieldElement_quadratic_sqr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4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37" office:value-type="string" calcext:value-type="string">
            <text:p>TypeError</text:p>
          </table:table-cell>
          <table:table-cell table:number-columns-repeated="6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16" office:value-type="string" calcext:value-type="string">
            <text:p>Expression</text:p>
          </table:table-cell>
        </table:table-row>
        <table:table-row table:style-name="ro1">
          <table:table-cell table:number-columns-repeated="2" table:style-name="odfdo_auto_17" office:value-type="string" calcext:value-type="string">
            <text:p>Polynomial_integer_dense_flint</text:p>
          </table:table-cell>
          <table:table-cell table:number-columns-repeated="2" table:style-name="odfdo_auto_23" office:value-type="string" calcext:value-type="string">
            <text:p>PolynomialRing_field_with_category.element_class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37" office:value-type="string" calcext:value-type="string">
            <text:p>TypeError</text:p>
          </table:table-cell>
          <table:table-cell table:number-columns-repeated="3" table:style-name="odfdo_auto_23" office:value-type="string" calcext:value-type="string">
            <text:p>PolynomialRing_field_with_category.element_class</text:p>
          </table:table-cell>
          <table:table-cell table:number-columns-repeated="3" table:style-name="odfdo_auto_17" office:value-type="string" calcext:value-type="string">
            <text:p>Polynomial_integer_dense_flint</text:p>
          </table:table-cell>
          <table:table-cell table:style-name="odfdo_auto_28" office:value-type="string" calcext:value-type="string">
            <text:p>Polynomial_zmod_flint</text:p>
          </table:table-cell>
          <table:table-cell table:style-name="odfdo_auto_2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_integer_dense_flint</text:p>
          </table:table-cell>
          <table:table-cell table:style-name="odfdo_auto_31" office:value-type="string" calcext:value-type="string">
            <text:p>Polynomial_generic_dense</text:p>
          </table:table-cell>
          <table:table-cell table:style-name="odfdo_auto_32" office:value-type="string" calcext:value-type="string">
            <text:p>PolynomialRealDense</text:p>
          </table:table-cell>
          <table:table-cell table:style-name="odfdo_auto_23" office:value-type="string" calcext:value-type="string">
            <text:p>PolynomialRing_field_with_category.element_class</text:p>
          </table:table-cell>
        </table:table-row>
        <table:table-row table:style-name="ro1">
          <table:table-cell table:number-columns-repeated="2" table:style-name="odfdo_auto_18" office:value-type="string" calcext:value-type="string">
            <text:p>OrderElement_quadrati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37"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8" office:value-type="string" calcext:value-type="string">
            <text:p>OrderElement_quadratic</text:p>
          </table:table-cell>
          <table:table-cell office:value-type="string" calcext:value-type="string">
            <text:p>TypeError</text:p>
          </table:table-cell>
          <table:table-cell table:style-name="odfdo_auto_30" office:value-type="string" calcext:value-type="string">
            <text:p>NumberFieldElement_quadratic_sqrt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Polynomial_generic_dense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PolynomialRealDense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4" table:style-name="odfdo_auto_20" office:value-type="string" calcext:value-type="string">
            <text:p>ComplexNumbe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2" table:style-name="odfdo_auto_20" office:value-type="string" calcext:value-type="string">
            <text:p>ComplexNumber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0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style-name="odfdo_auto_23" office:value-type="string" calcext:value-type="string">
            <text:p>PolynomialRing_field_with_category.element_class</text:p>
          </table:table-cell>
          <table:table-cell table:number-columns-repeated="2" table:style-name="odfdo_auto_20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</table:table-row>
      </table:table>
      <table:table table:name="mul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odfdo_auto_2"/>
        <table:table-column table:style-name="co1" table:default-cell-style-name="odfdo_auto_3"/>
        <table:table-column table:style-name="co1" table:default-cell-style-name="odfdo_auto_37"/>
        <table:table-column table:style-name="co1" table:default-cell-style-name="odfdo_auto_5"/>
        <table:table-column table:style-name="co1" table:default-cell-style-name="odfdo_auto_6"/>
        <table:table-column table:style-name="co1" table:default-cell-style-name="odfdo_auto_7"/>
        <table:table-column table:style-name="co1" table:default-cell-style-name="odfdo_auto_8"/>
        <table:table-column table:style-name="co1" table:default-cell-style-name="odfdo_auto_9"/>
        <table:table-column table:style-name="co1" table:default-cell-style-name="odfdo_auto_10"/>
        <table:table-column table:style-name="co1" table:default-cell-style-name="odfdo_auto_11"/>
        <table:table-column table:style-name="co1" table:default-cell-style-name="odfdo_auto_12"/>
        <table:table-column table:style-name="co1" table:default-cell-style-name="odfdo_auto_13"/>
        <table:table-column table:style-name="co1" table:default-cell-style-name="odfdo_auto_37"/>
        <table:table-column table:style-name="co1" table:default-cell-style-name="odfdo_auto_15"/>
        <table:table-column table:style-name="co1" table:default-cell-style-name="odfdo_auto_16"/>
        <table:table-column table:style-name="co1" table:default-cell-style-name="odfdo_auto_17"/>
        <table:table-column table:style-name="co1" table:default-cell-style-name="odfdo_auto_18"/>
        <table:table-column table:style-name="co1" table:default-cell-style-name="odfdo_auto_19"/>
        <table:table-column table:style-name="co1" table:default-cell-style-name="odfdo_auto_20"/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2" table:style-name="odfdo_auto_2"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22" office:value-type="string" calcext:value-type="string">
            <text:p>float64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Expression</text:p>
          </table:table-cell>
          <table:table-cell table:style-name="odfdo_auto_23" office:value-type="string" calcext:value-type="string">
            <text:p>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24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25" office:value-type="string" calcext:value-type="string">
            <text:p>complex128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style-name="odfdo_auto_23" office:value-type="string" calcext:value-type="string">
            <text:p>PolynomialRing_field_with_category.element_class</text:p>
          </table:table-cell>
          <table:table-cell table:number-columns-repeated="2" table:style-name="odfdo_auto_3" office:value-type="string" calcext:value-type="string">
            <text:p>complex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2" table:style-name="odfdo_auto_4" office:value-type="string" calcext:value-type="string">
            <text:p>Frac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26" office:value-type="string" calcext:value-type="string">
            <text:p>mpq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2" office:value-type="string" calcext:value-type="string">
            <text:p>float</text:p>
          </table:table-cell>
          <table:table-cell table:style-name="odfdo_auto_37"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4" office:value-type="string" calcext:value-type="string">
            <text:p>Fraction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37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26" office:value-type="string" calcext:value-type="string">
            <text:p>mpq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37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5" office:value-type="string" calcext:value-type="string">
            <text:p>mpz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26" office:value-type="string" calcext:value-type="string">
            <text:p>mpq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</table:table-row>
        <table:table-row table:style-name="ro1">
          <table:table-cell table:number-columns-repeated="3"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37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style-name="odfdo_auto_37" office:value-type="string" calcext:value-type="string">
            <text:p>TypeError</text:p>
          </table:table-cell>
          <table:table-cell table:style-name="odfdo_auto_37" office:value-type="string" calcext:value-type="string">
            <text:p>RuntimeError</text:p>
          </table:table-cell>
          <table:table-cell table:style-name="odfdo_auto_37"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</table:table-row>
        <table:table-row table:style-name="ro1">
          <table:table-cell table:number-columns-repeated="7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7" office:value-type="string" calcext:value-type="string">
            <text:p>mpc</text:p>
          </table:table-cell>
          <table:table-cell table:style-name="odfdo_auto_37" office:value-type="string" calcext:value-type="string">
            <text:p>TypeError</text:p>
          </table:table-cell>
          <table:table-cell table:number-columns-repeated="4" table:style-name="odfdo_auto_7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style-name="odfdo_auto_37" office:value-type="string" calcext:value-type="string">
            <text:p>TypeError</text:p>
          </table:table-cell>
          <table:table-cell table:style-name="odfdo_auto_37" office:value-type="string" calcext:value-type="string">
            <text:p>RuntimeError</text:p>
          </table:table-cell>
          <table:table-cell table:style-name="odfdo_auto_37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</table:table-row>
        <table:table-row table:style-name="ro1">
          <table:table-cell table:number-columns-repeated="3" table:style-name="odfdo_auto_8" office:value-type="string" calcext:value-type="string">
            <text:p>float32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odfdo_auto_22" office:value-type="string" calcext:value-type="string">
            <text:p>float64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style-name="odfdo_auto_23" office:value-type="string" calcext:value-type="string">
            <text:p>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22" office:value-type="string" calcext:value-type="string">
            <text:p>float64</text:p>
          </table:table-cell>
          <table:table-cell table:style-name="odfdo_auto_25" office:value-type="string" calcext:value-type="string">
            <text:p>complex128</text:p>
          </table:table-cell>
        </table:table-row>
        <table:table-row table:style-name="ro1">
          <table:table-cell table:number-columns-repeated="3" table:style-name="odfdo_auto_9" office:value-type="string" calcext:value-type="string">
            <text:p>longdouble</text:p>
          </table:table-cell>
          <table:table-cell table:style-name="odfdo_auto_24" office:value-type="string" calcext:value-type="string">
            <text:p>clongdouble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3" table:style-name="odfdo_auto_37"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longdouble</text:p>
          </table:table-cell>
          <table:table-cell table:style-name="odfdo_auto_24" office:value-type="string" calcext:value-type="string">
            <text:p>clongdouble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Expression</text:p>
          </table:table-cell>
          <table:table-cell table:style-name="odfdo_auto_23" office:value-type="string" calcext:value-type="string">
            <text:p>PolynomialRing_field_with_category.element_class</text:p>
          </table:table-cell>
          <table:table-cell table:number-columns-repeated="2" table:style-name="odfdo_auto_9" office:value-type="string" calcext:value-type="string">
            <text:p>longdouble</text:p>
          </table:table-cell>
          <table:table-cell table:style-name="odfdo_auto_24" office:value-type="string" calcext:value-type="string">
            <text:p>clongdouble</text:p>
          </table:table-cell>
        </table:table-row>
        <table:table-row table:style-name="ro1">
          <table:table-cell table:number-columns-repeated="4" table:style-name="odfdo_auto_10" office:value-type="string" calcext:value-type="string">
            <text:p>complex64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24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style-name="odfdo_auto_25" office:value-type="string" calcext:value-type="string">
            <text:p>complex128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25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128</text:p>
          </table:table-cell>
          <table:table-cell office:value-type="string" calcext:value-type="string">
            <text:p>Expression</text:p>
          </table:table-cell>
          <table:table-cell table:style-name="odfdo_auto_23" office:value-type="string" calcext:value-type="string">
            <text:p>PolynomialRing_field_with_category.element_class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25" office:value-type="string" calcext:value-type="string">
            <text:p>complex128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style-name="odfdo_auto_22" office:value-type="string" calcext:value-type="string">
            <text:p>float64</text:p>
          </table:table-cell>
          <table:table-cell table:style-name="odfdo_auto_25" office:value-type="string" calcext:value-type="string">
            <text:p>complex128</text:p>
          </table:table-cell>
          <table:table-cell table:style-name="odfdo_auto_4" office:value-type="string" calcext:value-type="string">
            <text:p>Fraction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table:style-name="odfdo_auto_25" office:value-type="string" calcext:value-type="string">
            <text:p>complex128</text:p>
          </table:table-cell>
          <table:table-cell office:value-type="string" calcext:value-type="string">
            <text:p>int32</text:p>
          </table:table-cell>
          <table:table-cell table:style-name="odfdo_auto_11" office:value-type="string" calcext:value-type="string">
            <text:p>int32</text:p>
          </table:table-cell>
          <table:table-cell table:style-name="odfdo_auto_27" office:value-type="string" calcext:value-type="string">
            <text:p>int64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table:style-name="odfdo_auto_22" office:value-type="string" calcext:value-type="string">
            <text:p>float64</text:p>
          </table:table-cell>
          <table:table-cell table:style-name="odfdo_auto_25" office:value-type="string" calcext:value-type="string">
            <text:p>complex128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style-name="odfdo_auto_22" office:value-type="string" calcext:value-type="string">
            <text:p>float64</text:p>
          </table:table-cell>
          <table:table-cell table:style-name="odfdo_auto_25" office:value-type="string" calcext:value-type="string">
            <text:p>complex128</text:p>
          </table:table-cell>
          <table:table-cell table:style-name="odfdo_auto_4" office:value-type="string" calcext:value-type="string">
            <text:p>Fraction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table:style-name="odfdo_auto_27" office:value-type="string" calcext:value-type="string">
            <text:p>int64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table:style-name="odfdo_auto_22" office:value-type="string" calcext:value-type="string">
            <text:p>float64</text:p>
          </table:table-cell>
          <table:table-cell table:style-name="odfdo_auto_25" office:value-type="string" calcext:value-type="string">
            <text:p>complex128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13" office:value-type="string" calcext:value-type="string">
            <text:p>Intege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13"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2" table:style-name="odfdo_auto_14" office:value-type="string" calcext:value-type="string">
            <text:p>IntegerMod_int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14" office:value-type="string" calcext:value-type="string">
            <text:p>IntegerMod_int</text:p>
          </table:table-cell>
          <table:table-cell table:number-columns-repeated="5" table:style-name="odfdo_auto_37" office:value-type="string" calcext:value-type="string">
            <text:p>TypeError</text:p>
          </table:table-cell>
          <table:table-cell table:number-columns-repeated="4" table:style-name="odfdo_auto_14" office:value-type="string" calcext:value-type="string">
            <text:p>IntegerMod_int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style-name="odfdo_auto_28" office:value-type="string" calcext:value-type="string">
            <text:p>Polynomial_zmod_flint</text:p>
          </table:table-cell>
          <table:table-cell table:number-columns-repeated="3" table:style-name="odfdo_auto_37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5" office:value-type="string" calcext:value-type="string">
            <text:p>Ration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5"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Polynomial_rational_flint</text:p>
          </table:table-cell>
          <table:table-cell table:style-name="odfdo_auto_30" office:value-type="string" calcext:value-type="string">
            <text:p>NumberFieldElement_quadratic_sqr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4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6" office:value-type="string" calcext:value-type="string">
            <text:p>Expression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number-columns-repeated="6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16" office:value-type="string" calcext:value-type="string">
            <text:p>Expression</text:p>
          </table:table-cell>
        </table:table-row>
        <table:table-row table:style-name="ro1">
          <table:table-cell table:number-columns-repeated="2" table:style-name="odfdo_auto_17" office:value-type="string" calcext:value-type="string">
            <text:p>Polynomial_integer_dense_flint</text:p>
          </table:table-cell>
          <table:table-cell table:number-columns-repeated="2" table:style-name="odfdo_auto_23" office:value-type="string" calcext:value-type="string">
            <text:p>PolynomialRing_field_with_category.element_class</text:p>
          </table:table-cell>
          <table:table-cell office:value-type="string" calcext:value-type="string">
            <text:p>TypeError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number-columns-repeated="2" table:style-name="odfdo_auto_37" office:value-type="string" calcext:value-type="string">
            <text:p>RuntimeError</text:p>
          </table:table-cell>
          <table:table-cell table:number-columns-repeated="3" table:style-name="odfdo_auto_23" office:value-type="string" calcext:value-type="string">
            <text:p>PolynomialRing_field_with_category.element_class</text:p>
          </table:table-cell>
          <table:table-cell table:number-columns-repeated="3" table:style-name="odfdo_auto_17" office:value-type="string" calcext:value-type="string">
            <text:p>Polynomial_integer_dense_flint</text:p>
          </table:table-cell>
          <table:table-cell table:style-name="odfdo_auto_28" office:value-type="string" calcext:value-type="string">
            <text:p>Polynomial_zmod_flint</text:p>
          </table:table-cell>
          <table:table-cell table:style-name="odfdo_auto_2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_integer_dense_flint</text:p>
          </table:table-cell>
          <table:table-cell table:style-name="odfdo_auto_31" office:value-type="string" calcext:value-type="string">
            <text:p>Polynomial_generic_dense</text:p>
          </table:table-cell>
          <table:table-cell table:style-name="odfdo_auto_32" office:value-type="string" calcext:value-type="string">
            <text:p>PolynomialRealDense</text:p>
          </table:table-cell>
          <table:table-cell table:style-name="odfdo_auto_23" office:value-type="string" calcext:value-type="string">
            <text:p>PolynomialRing_field_with_category.element_class</text:p>
          </table:table-cell>
        </table:table-row>
        <table:table-row table:style-name="ro1">
          <table:table-cell table:number-columns-repeated="2" table:style-name="odfdo_auto_18" office:value-type="string" calcext:value-type="string">
            <text:p>OrderElement_quadrati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OrderElement_quadratic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8" office:value-type="string" calcext:value-type="string">
            <text:p>OrderElement_quadratic</text:p>
          </table:table-cell>
          <table:table-cell office:value-type="string" calcext:value-type="string">
            <text:p>TypeError</text:p>
          </table:table-cell>
          <table:table-cell table:style-name="odfdo_auto_30" office:value-type="string" calcext:value-type="string">
            <text:p>NumberFieldElement_quadratic_sqrt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Polynomial_generic_dense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PolynomialRealDense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4" table:style-name="odfdo_auto_20" office:value-type="string" calcext:value-type="string">
            <text:p>ComplexNumber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20" office:value-type="string" calcext:value-type="string">
            <text:p>ComplexNumber</text:p>
          </table:table-cell>
          <table:table-cell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2" table:style-name="odfdo_auto_20" office:value-type="string" calcext:value-type="string">
            <text:p>ComplexNumber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0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style-name="odfdo_auto_23" office:value-type="string" calcext:value-type="string">
            <text:p>PolynomialRing_field_with_category.element_class</text:p>
          </table:table-cell>
          <table:table-cell table:number-columns-repeated="2" table:style-name="odfdo_auto_20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</table:table-row>
      </table:table>
      <table:table table:name="truediv" table:style-name="ta1">
        <table:table-column table:style-name="co1" table:default-cell-style-name="Default"/>
        <table:table-column table:style-name="co1" table:number-columns-repeated="2" table:default-cell-style-name="odfdo_auto_2"/>
        <table:table-column table:style-name="co1" table:default-cell-style-name="odfdo_auto_3"/>
        <table:table-column table:style-name="co1" table:default-cell-style-name="odfdo_auto_37"/>
        <table:table-column table:style-name="co1" table:number-columns-repeated="2" table:default-cell-style-name="odfdo_auto_6"/>
        <table:table-column table:style-name="co1" table:default-cell-style-name="odfdo_auto_7"/>
        <table:table-column table:style-name="co1" table:default-cell-style-name="odfdo_auto_8"/>
        <table:table-column table:style-name="co1" table:default-cell-style-name="odfdo_auto_9"/>
        <table:table-column table:style-name="co1" table:default-cell-style-name="odfdo_auto_10"/>
        <table:table-column table:style-name="co1" table:number-columns-repeated="2" table:default-cell-style-name="odfdo_auto_22"/>
        <table:table-column table:style-name="co1" table:default-cell-style-name="odfdo_auto_15"/>
        <table:table-column table:style-name="co1" table:default-cell-style-name="odfdo_auto_37"/>
        <table:table-column table:style-name="co1" table:default-cell-style-name="odfdo_auto_15"/>
        <table:table-column table:style-name="co1" table:default-cell-style-name="odfdo_auto_16"/>
        <table:table-column table:style-name="co1" table:default-cell-style-name="odfdo_auto_37"/>
        <table:table-column table:style-name="co1" table:default-cell-style-name="odfdo_auto_30"/>
        <table:table-column table:style-name="co1" table:default-cell-style-name="odfdo_auto_19"/>
        <table:table-column table:style-name="co1" table:default-cell-style-name="odfdo_auto_20"/>
        <table:table-row table:style-name="ro1">
          <table:table-cell office:value-type="string" calcext:value-type="string">
            <text:p>/</text:p>
          </table:table-cell>
          <table:table-cell table:style-name="ce1"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office:value-type="string" calcext:value-type="string">
            <text:p>float64</text:p>
          </table:table-cell>
          <table:table-cell office:value-type="string" calcext:value-type="string">
            <text:p>Rational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3" office:value-type="string" calcext:value-type="string">
            <text:p>FractionFieldElement</text:p>
          </table:table-cell>
          <table:table-cell office:value-type="string" calcext:value-type="string">
            <text:p>NumberFieldElement_quadratic_sqr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office:value-type="string" calcext:value-type="string">
            <text:p>float64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24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25" office:value-type="string" calcext:value-type="string">
            <text:p>complex128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" office:value-type="string" calcext:value-type="string">
            <text:p>complex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2" table:style-name="odfdo_auto_4" office:value-type="string" calcext:value-type="string">
            <text:p>Frac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26" office:value-type="string" calcext:value-type="string">
            <text:p>mpq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2" office:value-type="string" calcext:value-type="string">
            <text:p>float</text:p>
          </table:table-cell>
          <table:table-cell table:style-name="odfdo_auto_37"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4" office:value-type="string" calcext:value-type="string">
            <text:p>Fraction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37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z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26" office:value-type="string" calcext:value-type="string">
            <text:p>mpq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37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mpq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</table:table-row>
        <table:table-row table:style-name="ro1">
          <table:table-cell table:number-columns-repeated="3"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37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</table:table-row>
        <table:table-row table:style-name="ro1">
          <table:table-cell table:number-columns-repeated="7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7" office:value-type="string" calcext:value-type="string">
            <text:p>mpc</text:p>
          </table:table-cell>
          <table:table-cell table:style-name="odfdo_auto_37" office:value-type="string" calcext:value-type="string">
            <text:p>TypeError</text:p>
          </table:table-cell>
          <table:table-cell table:number-columns-repeated="4" table:style-name="odfdo_auto_7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</table:table-row>
        <table:table-row table:style-name="ro1">
          <table:table-cell table:number-columns-repeated="3" table:style-name="odfdo_auto_8" office:value-type="string" calcext:value-type="string">
            <text:p>float32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float64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style-name="odfdo_auto_22" office:value-type="string" calcext:value-type="string">
            <text:p>float64</text:p>
          </table:table-cell>
          <table:table-cell table:style-name="odfdo_auto_25" office:value-type="string" calcext:value-type="string">
            <text:p>complex128</text:p>
          </table:table-cell>
        </table:table-row>
        <table:table-row table:style-name="ro1">
          <table:table-cell table:number-columns-repeated="3" table:style-name="odfdo_auto_9" office:value-type="string" calcext:value-type="string">
            <text:p>longdouble</text:p>
          </table:table-cell>
          <table:table-cell table:style-name="odfdo_auto_24" office:value-type="string" calcext:value-type="string">
            <text:p>clongdouble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3" table:style-name="odfdo_auto_37"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longdouble</text:p>
          </table:table-cell>
          <table:table-cell table:style-name="odfdo_auto_24" office:value-type="string" calcext:value-type="string">
            <text:p>clongdouble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9" office:value-type="string" calcext:value-type="string">
            <text:p>longdouble</text:p>
          </table:table-cell>
          <table:table-cell table:style-name="odfdo_auto_24" office:value-type="string" calcext:value-type="string">
            <text:p>clongdouble</text:p>
          </table:table-cell>
        </table:table-row>
        <table:table-row table:style-name="ro1">
          <table:table-cell table:number-columns-repeated="4" table:style-name="odfdo_auto_10" office:value-type="string" calcext:value-type="string">
            <text:p>complex64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24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style-name="odfdo_auto_25" office:value-type="string" calcext:value-type="string">
            <text:p>complex128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25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128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25" office:value-type="string" calcext:value-type="string">
            <text:p>complex128</text:p>
          </table:table-cell>
        </table:table-row>
        <table:table-row table:style-name="ro1">
          <table:table-cell table:style-name="odfdo_auto_11" office:value-type="string" calcext:value-type="string">
            <text:p>int32</text:p>
          </table:table-cell>
          <table:table-cell table:number-columns-repeated="2" table:style-name="odfdo_auto_22" office:value-type="string" calcext:value-type="string">
            <text:p>float64</text:p>
          </table:table-cell>
          <table:table-cell table:style-name="odfdo_auto_25" office:value-type="string" calcext:value-type="string">
            <text:p>complex128</text:p>
          </table:table-cell>
          <table:table-cell table:style-name="odfdo_auto_4" office:value-type="string" calcext:value-type="string">
            <text:p>Fraction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table:style-name="odfdo_auto_25" office:value-type="string" calcext:value-type="string">
            <text:p>complex128</text:p>
          </table:table-cell>
          <table:table-cell table:number-columns-repeated="2" office:value-type="string" calcext:value-type="string">
            <text:p>float64</text:p>
          </table:table-cell>
          <table:table-cell table:style-name="odfdo_auto_22" office:value-type="string" calcext:value-type="string">
            <text:p>float64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style-name="odfdo_auto_33" office:value-type="string" calcext:value-type="string">
            <text:p>FractionFieldElement</text:p>
          </table:table-cell>
          <table:table-cell office:value-type="string" calcext:value-type="string">
            <text:p>NumberFieldElement_quadratic_sqrt</text:p>
          </table:table-cell>
          <table:table-cell table:style-name="odfdo_auto_22" office:value-type="string" calcext:value-type="string">
            <text:p>float64</text:p>
          </table:table-cell>
          <table:table-cell table:style-name="odfdo_auto_25" office:value-type="string" calcext:value-type="string">
            <text:p>complex128</text:p>
          </table:table-cell>
        </table:table-row>
        <table:table-row table:style-name="ro1">
          <table:table-cell table:style-name="odfdo_auto_12" office:value-type="string" calcext:value-type="string">
            <text:p>uint16</text:p>
          </table:table-cell>
          <table:table-cell table:number-columns-repeated="2" table:style-name="odfdo_auto_22" office:value-type="string" calcext:value-type="string">
            <text:p>float64</text:p>
          </table:table-cell>
          <table:table-cell table:style-name="odfdo_auto_25" office:value-type="string" calcext:value-type="string">
            <text:p>complex128</text:p>
          </table:table-cell>
          <table:table-cell table:style-name="odfdo_auto_4" office:value-type="string" calcext:value-type="string">
            <text:p>Fraction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office:value-type="string" calcext:value-type="string">
            <text:p>float64</text:p>
          </table:table-cell>
          <table:table-cell table:style-name="odfdo_auto_22" office:value-type="string" calcext:value-type="string">
            <text:p>float64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style-name="odfdo_auto_33" office:value-type="string" calcext:value-type="string">
            <text:p>FractionFieldElement</text:p>
          </table:table-cell>
          <table:table-cell office:value-type="string" calcext:value-type="string">
            <text:p>NumberFieldElement_quadratic_sqrt</text:p>
          </table:table-cell>
          <table:table-cell table:style-name="odfdo_auto_22" office:value-type="string" calcext:value-type="string">
            <text:p>float64</text:p>
          </table:table-cell>
          <table:table-cell table:style-name="odfdo_auto_25" office:value-type="string" calcext:value-type="string">
            <text:p>complex128</text:p>
          </table:table-cell>
        </table:table-row>
        <table:table-row table:style-name="ro1">
          <table:table-cell table:style-name="odfdo_auto_13" office:value-type="string" calcext:value-type="string">
            <text:p>Integer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15" office:value-type="string" calcext:value-type="string">
            <text:p>Rational</text:p>
          </table:table-cell>
          <table:table-cell office:value-type="string" calcext:value-type="string">
            <text:p>Rational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3" office:value-type="string" calcext:value-type="string">
            <text:p>FractionFieldElement</text:p>
          </table:table-cell>
          <table:table-cell office:value-type="string" calcext:value-type="string">
            <text:p>NumberFieldElement_quadratic_sqr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2" table:style-name="odfdo_auto_14" office:value-type="string" calcext:value-type="string">
            <text:p>IntegerMod_int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37" office:value-type="string" calcext:value-type="string">
            <text:p>TypeError</text:p>
          </table:table-cell>
          <table:table-cell table:number-columns-repeated="4" table:style-name="odfdo_auto_14" office:value-type="string" calcext:value-type="string">
            <text:p>IntegerMod_int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style-name="odfdo_auto_34" office:value-type="string" calcext:value-type="string">
            <text:p>FpTElement</text:p>
          </table:table-cell>
          <table:table-cell table:number-columns-repeated="3" table:style-name="odfdo_auto_37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5" office:value-type="string" calcext:value-type="string">
            <text:p>Ration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mpq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15" office:value-type="string" calcext:value-type="string">
            <text:p>Rational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5" office:value-type="string" calcext:value-type="string">
            <text:p>FractionFieldElement_1poly_field</text:p>
          </table:table-cell>
          <table:table-cell office:value-type="string" calcext:value-type="string">
            <text:p>NumberFieldElement_quadratic_sqr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4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37" office:value-type="string" calcext:value-type="string">
            <text:p>TypeError</text:p>
          </table:table-cell>
          <table:table-cell table:number-columns-repeated="6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16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style-name="odfdo_auto_29" office:value-type="string" calcext:value-type="string">
            <text:p>Polynomial_rational_flint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37" office:value-type="string" calcext:value-type="string">
            <text:p>TypeError</text:p>
          </table:table-cell>
          <table:table-cell table:number-columns-repeated="3" table:style-name="odfdo_auto_29" office:value-type="string" calcext:value-type="string">
            <text:p>Polynomial_rational_flint</text:p>
          </table:table-cell>
          <table:table-cell table:style-name="odfdo_auto_28" office:value-type="string" calcext:value-type="string">
            <text:p>Polynomial_zmod_flint</text:p>
          </table:table-cell>
          <table:table-cell table:style-name="odfdo_auto_2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33" office:value-type="string" calcext:value-type="string">
            <text:p>FractionFieldElement</text:p>
          </table:table-cell>
          <table:table-cell table:style-name="odfdo_auto_23" office:value-type="string" calcext:value-type="string">
            <text:p>PolynomialRing_field_with_category.element_class</text:p>
          </table:table-cell>
          <table:table-cell table:style-name="odfdo_auto_32" office:value-type="string" calcext:value-type="string">
            <text:p>PolynomialRealDense</text:p>
          </table:table-cell>
          <table:table-cell table:style-name="odfdo_auto_23" office:value-type="string" calcext:value-type="string">
            <text:p>PolynomialRing_field_with_category.element_class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style-name="odfdo_auto_30" office:value-type="string" calcext:value-type="string">
            <text:p>NumberFieldElement_quadratic_sqr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Runtim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30" office:value-type="string" calcext:value-type="string">
            <text:p>NumberFieldElement_quadratic_sqrt</text:p>
          </table:table-cell>
          <table:table-cell office:value-type="string" calcext:value-type="string">
            <text:p>TypeError</text:p>
          </table:table-cell>
          <table:table-cell table:style-name="odfdo_auto_30" office:value-type="string" calcext:value-type="string">
            <text:p>NumberFieldElement_quadratic_sqrt</text:p>
          </table:table-cell>
          <table:table-cell office:value-type="string" calcext:value-type="string">
            <text:p>Expression</text:p>
          </table:table-cell>
          <table:table-cell table:style-name="odfdo_auto_33" office:value-type="string" calcext:value-type="string">
            <text:p>FractionFieldElement</text:p>
          </table:table-cell>
          <table:table-cell office:value-type="string" calcext:value-type="string">
            <text:p>NumberFieldElement_quadratic_sqr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Expression</text:p>
          </table:table-cell>
          <table:table-cell table:style-name="odfdo_auto_35" office:value-type="string" calcext:value-type="string">
            <text:p>FractionFieldElement_1poly_field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4" table:style-name="odfdo_auto_20" office:value-type="string" calcext:value-type="string">
            <text:p>ComplexNumbe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2" table:style-name="odfdo_auto_20" office:value-type="string" calcext:value-type="string">
            <text:p>ComplexNumber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0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style-name="odfdo_auto_35" office:value-type="string" calcext:value-type="string">
            <text:p>FractionFieldElement_1poly_field</text:p>
          </table:table-cell>
          <table:table-cell table:number-columns-repeated="2" table:style-name="odfdo_auto_20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</table:table-row>
      </table:table>
      <table:table table:name="floordiv" table:style-name="ta1">
        <table:table-column table:style-name="co1" table:default-cell-style-name="Default"/>
        <table:table-column table:style-name="co1" table:default-cell-style-name="odfdo_auto_37"/>
        <table:table-column table:style-name="co1" table:default-cell-style-name="odfdo_auto_2"/>
        <table:table-column table:style-name="co1" table:number-columns-repeated="2" table:default-cell-style-name="odfdo_auto_37"/>
        <table:table-column table:style-name="co1" table:default-cell-style-name="odfdo_auto_5"/>
        <table:table-column table:style-name="co1" table:default-cell-style-name="odfdo_auto_6"/>
        <table:table-column table:style-name="co1" table:default-cell-style-name="odfdo_auto_37"/>
        <table:table-column table:style-name="co1" table:default-cell-style-name="odfdo_auto_8"/>
        <table:table-column table:style-name="co1" table:default-cell-style-name="odfdo_auto_9"/>
        <table:table-column table:style-name="co1" table:default-cell-style-name="odfdo_auto_37"/>
        <table:table-column table:style-name="co1" table:default-cell-style-name="odfdo_auto_11"/>
        <table:table-column table:style-name="co1" table:number-columns-repeated="9" table:default-cell-style-name="odfdo_auto_37"/>
        <table:table-row table:style-name="ro1">
          <table:table-cell office:value-type="string" calcext:value-type="string">
            <text:p>//</text:p>
          </table:table-cell>
          <table:table-cell table:style-name="ce1"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table:style-name="odfdo_auto_16"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ComplexNumber</text:p>
          </table:table-cell>
        </table:table-row>
        <table:table-row table:style-name="ro1">
          <table:table-cell table:number-columns-repeated="2" table:style-name="ce1"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ce1" office:value-type="string" calcext:value-type="string">
            <text:p>int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30" office:value-type="string" calcext:value-type="string">
            <text:p>NumberFieldElement_quadratic_sqrt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ComplexNumber</text:p>
          </table:table-cell>
        </table:table-row>
        <table:table-row table:style-name="ro1">
          <table:table-cell table:number-columns-repeated="2" table:style-name="odfdo_auto_2"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2" office:value-type="string" calcext:value-type="string">
            <text:p>float64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ComplexNumbe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TypeError</text:p>
          </table:table-cell>
          <table:table-cell table:number-columns-repeated="8" office:value-type="string" calcext:value-type="string">
            <text:p>TypeError</text:p>
          </table:table-cell>
          <table:table-cell table:style-name="odfdo_auto_20" office:value-type="string" calcext:value-type="string">
            <text:p>ComplexNumber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style-name="ce1"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ce1" office:value-type="string" calcext:value-type="string">
            <text:p>int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ce1" office:value-type="string" calcext:value-type="string">
            <text:p>int</text:p>
          </table:table-cell>
          <table:table-cell table:number-columns-repeated="8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5" office:value-type="string" calcext:value-type="string">
            <text:p>mpz</text:p>
          </table:table-cell>
          <table:table-cell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Typ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8" office:value-type="string" calcext:value-type="string">
            <text:p>float32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float64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float64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Typ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ce1" office:value-type="string" calcext:value-type="string">
            <text:p>int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int32</text:p>
          </table:table-cell>
          <table:table-cell table:style-name="odfdo_auto_11" office:value-type="string" calcext:value-type="string">
            <text:p>int32</text:p>
          </table:table-cell>
          <table:table-cell table:style-name="odfdo_auto_27" office:value-type="string" calcext:value-type="string">
            <text:p>int64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22" office:value-type="string" calcext:value-type="string">
            <text:p>float64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30" office:value-type="string" calcext:value-type="string">
            <text:p>NumberFieldElement_quadratic_sqrt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ce1" office:value-type="string" calcext:value-type="string">
            <text:p>int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27" office:value-type="string" calcext:value-type="string">
            <text:p>int64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22" office:value-type="string" calcext:value-type="string">
            <text:p>float64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30" office:value-type="string" calcext:value-type="string">
            <text:p>NumberFieldElement_quadratic_sqrt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30" office:value-type="string" calcext:value-type="string">
            <text:p>NumberFieldElement_quadratic_sqrt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ComplexNumber</text:p>
          </table:table-cell>
        </table:table-row>
        <table:table-row table:style-name="ro1">
          <table:table-cell table:number-columns-repeated="2" table:style-name="odfdo_auto_14" office:value-type="string" calcext:value-type="string">
            <text:p>IntegerMod_int</text:p>
          </table:table-cell>
          <table:table-cell table:style-name="odfdo_auto_37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4" table:style-name="odfdo_auto_14" office:value-type="string" calcext:value-type="string">
            <text:p>IntegerMod_i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8" office:value-type="string" calcext:value-type="string">
            <text:p>Polynomial_zmod_flint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5" office:value-type="string" calcext:value-type="string">
            <text:p>Rational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15"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Polynomial_rational_flint</text:p>
          </table:table-cell>
          <table:table-cell table:style-name="odfdo_auto_30" office:value-type="string" calcext:value-type="string">
            <text:p>NumberFieldElement_quadratic_sqrt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ComplexNumber</text:p>
          </table:table-cell>
        </table:table-row>
        <table:table-row table:style-name="ro1"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Typ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7" office:value-type="string" calcext:value-type="string">
            <text:p>Polynomial_integer_dense_flint</text:p>
          </table:table-cell>
          <table:table-cell table:style-name="odfdo_auto_37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4" table:style-name="odfdo_auto_17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7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style-name="odfdo_auto_30" office:value-type="string" calcext:value-type="string">
            <text:p>NumberFieldElement_quadratic_sqrt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30" office:value-type="string" calcext:value-type="string">
            <text:p>NumberFieldElement_quadratic_sqrt</text:p>
          </table:table-cell>
          <table:table-cell office:value-type="string" calcext:value-type="string">
            <text:p>TypeError</text:p>
          </table:table-cell>
          <table:table-cell table:style-name="odfdo_auto_30" office:value-type="string" calcext:value-type="string">
            <text:p>NumberFieldElement_quadratic_sqrt</text:p>
          </table:table-cell>
          <table:table-cell office:value-type="string" calcext:value-type="string">
            <text:p>TypeError</text:p>
          </table:table-cell>
          <table:table-cell table:style-name="odfdo_auto_31" office:value-type="string" calcext:value-type="string">
            <text:p>Polynomial_generic_dense</text:p>
          </table:table-cell>
          <table:table-cell table:style-name="odfdo_auto_30" office:value-type="string" calcext:value-type="string">
            <text:p>NumberFieldElement_quadratic_sqrt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ComplexNumber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2" office:value-type="string" calcext:value-type="string">
            <text:p>float64</text:p>
          </table:table-cell>
          <table:table-cell table:number-columns-repeated="4" office:value-type="string" calcext:value-type="string">
            <text:p>TypeError</text:p>
          </table:table-cell>
          <table:table-cell table:style-name="odfdo_auto_32" office:value-type="string" calcext:value-type="string">
            <text:p>PolynomialRealDense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0" office:value-type="string" calcext:value-type="string">
            <text:p>ComplexNumber</text:p>
          </table:table-cell>
        </table:table-row>
        <table:table-row table:style-name="ro1">
          <table:table-cell table:number-columns-repeated="4" table:style-name="odfdo_auto_20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0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0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3" office:value-type="string" calcext:value-type="string">
            <text:p>PolynomialRing_field_with_category.element_class</text:p>
          </table:table-cell>
          <table:table-cell table:number-columns-repeated="3" table:style-name="odfdo_auto_20" office:value-type="string" calcext:value-type="string">
            <text:p>ComplexNumber</text:p>
          </table:table-cell>
        </table:table-row>
      </table:table>
      <table:table table:name="mod" table:style-name="ta1">
        <table:table-column table:style-name="co1" table:default-cell-style-name="Default"/>
        <table:table-column table:style-name="co1" table:number-columns-repeated="5" table:default-cell-style-name="odfdo_auto_37"/>
        <table:table-column table:style-name="co1" table:default-cell-style-name="odfdo_auto_6"/>
        <table:table-column table:style-name="co1" table:default-cell-style-name="odfdo_auto_37"/>
        <table:table-column table:style-name="co1" table:default-cell-style-name="odfdo_auto_8"/>
        <table:table-column table:style-name="co1" table:default-cell-style-name="odfdo_auto_9"/>
        <table:table-column table:style-name="co1" table:number-columns-repeated="11" table:default-cell-style-name="odfdo_auto_37"/>
        <table:table-row table:style-name="ro1">
          <table:table-cell office:value-type="string" calcext:value-type="string">
            <text:p>mo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table:style-name="odfdo_auto_16"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ComplexNumber</text:p>
          </table:table-cell>
        </table:table-row>
        <table:table-row table:style-name="ro1">
          <table:table-cell table:number-columns-repeated="2"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2" office:value-type="string" calcext:value-type="string">
            <text:p>float64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number-columns-repeated="7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4" office:value-type="string" calcext:value-type="string">
            <text:p>Fract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26" office:value-type="string" calcext:value-type="string">
            <text:p>mpq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" office:value-type="string" calcext:value-type="string">
            <text:p>Fraction</text:p>
          </table:table-cell>
          <table:table-cell table:number-columns-repeated="4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mpq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5" office:value-type="string" calcext:value-type="string">
            <text:p>mpz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mpq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number-columns-repeated="7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8" office:value-type="string" calcext:value-type="string">
            <text:p>float32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float64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style-name="odfdo_auto_2" office:value-type="string" calcext:value-type="string">
            <text:p>float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number-columns-repeated="7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1" office:value-type="string" calcext:value-type="string">
            <text:p>int32</text:p>
          </table:table-cell>
          <table:table-cell table:style-name="odfdo_auto_27" office:value-type="string" calcext:value-type="string">
            <text:p>int64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27" office:value-type="string" calcext:value-type="string">
            <text:p>int64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3" office:value-type="string" calcext:value-type="string">
            <text:p>Intege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13" office:value-type="string" calcext:value-type="string">
            <text:p>Integer</text:p>
          </table:table-cell>
          <table:table-cell office:value-type="string" calcext:value-type="string">
            <text:p>ArithmeticError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4" office:value-type="string" calcext:value-type="string">
            <text:p>IntegerMod_int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ArithmeticError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ArithmeticErro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ArithmeticError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Arithmetic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style-name="odfdo_auto_13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ZeroDivisionError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ZeroDivisionError</text:p>
          </table:table-cell>
          <table:table-cell table:number-columns-repeated="2" table:style-name="odfdo_auto_13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ZeroDivision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16" office:value-type="string" calcext:value-type="string">
            <text:p>Expression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number-columns-repeated="11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7" office:value-type="string" calcext:value-type="string">
            <text:p>Polynomial_integer_dense_flint</text:p>
          </table:table-cell>
          <table:table-cell table:number-columns-repeated="2" table:style-name="odfdo_auto_23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3" office:value-type="string" calcext:value-type="string">
            <text:p>PolynomialRing_field_with_category.element_class</text:p>
          </table:table-cell>
          <table:table-cell table:number-columns-repeated="3" table:style-name="odfdo_auto_17" office:value-type="string" calcext:value-type="string">
            <text:p>Polynomial_integer_dense_flint</text:p>
          </table:table-cell>
          <table:table-cell table:style-name="odfdo_auto_28" office:value-type="string" calcext:value-type="string">
            <text:p>Polynomial_zmod_flint</text:p>
          </table:table-cell>
          <table:table-cell table:style-name="odfdo_auto_29" office:value-type="string" calcext:value-type="string">
            <text:p>Polynomial_rational_flint</text:p>
          </table:table-cell>
          <table:table-cell office:value-type="string" calcext:value-type="string">
            <text:p>AttributeError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ArithmeticError</text:p>
          </table:table-cell>
          <table:table-cell table:style-name="odfdo_auto_32" office:value-type="string" calcext:value-type="string">
            <text:p>PolynomialRealDense</text:p>
          </table:table-cell>
          <table:table-cell table:style-name="odfdo_auto_23" office:value-type="string" calcext:value-type="string">
            <text:p>PolynomialRing_field_with_category.element_class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table:number-columns-repeated="7" office:value-type="string" calcext:value-type="string">
            <text:p>TypeError</text:p>
          </table:table-cell>
          <table:table-cell table:style-name="odfdo_auto_31" office:value-type="string" calcext:value-type="string">
            <text:p>Polynomial_generic_dense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PolynomialRealDense</text:p>
          </table:table-cell>
          <table:table-cell table:number-columns-repeated="2"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style-name="odfdo_auto_20" office:value-type="string" calcext:value-type="string">
            <text:p>ComplexNumber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number-columns-repeated="7" office:value-type="string" calcext:value-type="string">
            <text:p>TypeError</text:p>
          </table:table-cell>
          <table:table-cell table:style-name="odfdo_auto_23" office:value-type="string" calcext:value-type="string">
            <text:p>PolynomialRing_field_with_category.element_class</text:p>
          </table:table-cell>
          <table:table-cell table:number-columns-repeated="3" office:value-type="string" calcext:value-type="string">
            <text:p>TypeError</text:p>
          </table:table-cell>
        </table:table-row>
      </table:table>
      <table:table table:name="pow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odfdo_auto_2"/>
        <table:table-column table:style-name="co1" table:default-cell-style-name="odfdo_auto_3"/>
        <table:table-column table:style-name="co1" table:default-cell-style-name="odfdo_auto_2"/>
        <table:table-column table:style-name="co1" table:default-cell-style-name="odfdo_auto_5"/>
        <table:table-column table:style-name="co1" table:default-cell-style-name="odfdo_auto_6"/>
        <table:table-column table:style-name="co1" table:default-cell-style-name="odfdo_auto_7"/>
        <table:table-column table:style-name="co1" table:default-cell-style-name="odfdo_auto_8"/>
        <table:table-column table:style-name="co1" table:default-cell-style-name="odfdo_auto_9"/>
        <table:table-column table:style-name="co1" table:default-cell-style-name="odfdo_auto_10"/>
        <table:table-column table:style-name="co1" table:default-cell-style-name="odfdo_auto_11"/>
        <table:table-column table:style-name="co1" table:default-cell-style-name="odfdo_auto_12"/>
        <table:table-column table:style-name="co1" table:default-cell-style-name="odfdo_auto_13"/>
        <table:table-column table:style-name="co1" table:default-cell-style-name="odfdo_auto_37"/>
        <table:table-column table:style-name="co1" table:default-cell-style-name="odfdo_auto_15"/>
        <table:table-column table:style-name="co1" table:default-cell-style-name="odfdo_auto_16"/>
        <table:table-column table:style-name="co1" table:number-columns-repeated="2" table:default-cell-style-name="odfdo_auto_37"/>
        <table:table-column table:style-name="co1" table:default-cell-style-name="odfdo_auto_19"/>
        <table:table-column table:style-name="co1" table:default-cell-style-name="odfdo_auto_20"/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table:style-name="ce1" office:value-type="string" calcext:value-type="string">
            <text:p>int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2" table:style-name="odfdo_auto_2"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22" office:value-type="string" calcext:value-type="string">
            <text:p>float64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24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25" office:value-type="string" calcext:value-type="string">
            <text:p>complex128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" office:value-type="string" calcext:value-type="string">
            <text:p>complex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2" table:style-name="odfdo_auto_4" office:value-type="string" calcext:value-type="string">
            <text:p>Frac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float</text:p>
          </table:table-cell>
          <table:table-cell table:style-name="odfdo_auto_4" office:value-type="string" calcext:value-type="string">
            <text:p>Fraction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2" office:value-type="string" calcext:value-type="string">
            <text:p>float</text:p>
          </table:table-cell>
          <table:table-cell table:style-name="odfdo_auto_37"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4" office:value-type="string" calcext:value-type="string">
            <text:p>Fract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style-name="odfdo_auto_37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37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5" office:value-type="string" calcext:value-type="string">
            <text:p>mpz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style-name="odfdo_auto_37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</table:table-row>
        <table:table-row table:style-name="ro1">
          <table:table-cell table:number-columns-repeated="3"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37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style-name="odfdo_auto_37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</table:table-row>
        <table:table-row table:style-name="ro1">
          <table:table-cell table:number-columns-repeated="7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7" office:value-type="string" calcext:value-type="string">
            <text:p>mpc</text:p>
          </table:table-cell>
          <table:table-cell table:style-name="odfdo_auto_37" office:value-type="string" calcext:value-type="string">
            <text:p>TypeError</text:p>
          </table:table-cell>
          <table:table-cell table:number-columns-repeated="4" table:style-name="odfdo_auto_7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style-name="odfdo_auto_37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</table:table-row>
        <table:table-row table:style-name="ro1">
          <table:table-cell table:number-columns-repeated="3" table:style-name="odfdo_auto_8" office:value-type="string" calcext:value-type="string">
            <text:p>float32</text:p>
          </table:table-cell>
          <table:table-cell table:style-name="odfdo_auto_10" office:value-type="string" calcext:value-type="string">
            <text:p>complex64</text:p>
          </table:table-cell>
          <table:table-cell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odfdo_auto_22" office:value-type="string" calcext:value-type="string">
            <text:p>float64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style-name="odfdo_auto_22" office:value-type="string" calcext:value-type="string">
            <text:p>float64</text:p>
          </table:table-cell>
          <table:table-cell table:style-name="odfdo_auto_25" office:value-type="string" calcext:value-type="string">
            <text:p>complex128</text:p>
          </table:table-cell>
        </table:table-row>
        <table:table-row table:style-name="ro1">
          <table:table-cell table:number-columns-repeated="3" table:style-name="odfdo_auto_9" office:value-type="string" calcext:value-type="string">
            <text:p>longdouble</text:p>
          </table:table-cell>
          <table:table-cell table:style-name="odfdo_auto_24" office:value-type="string" calcext:value-type="string">
            <text:p>clongdouble</text:p>
          </table:table-cell>
          <table:table-cell table:style-name="odfdo_auto_9" office:value-type="string" calcext:value-type="string">
            <text:p>longdouble</text:p>
          </table:table-cell>
          <table:table-cell table:number-columns-repeated="3" table:style-name="odfdo_auto_37"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longdouble</text:p>
          </table:table-cell>
          <table:table-cell table:style-name="odfdo_auto_24" office:value-type="string" calcext:value-type="string">
            <text:p>clongdouble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9" office:value-type="string" calcext:value-type="string">
            <text:p>longdouble</text:p>
          </table:table-cell>
          <table:table-cell table:style-name="odfdo_auto_24" office:value-type="string" calcext:value-type="string">
            <text:p>clongdouble</text:p>
          </table:table-cell>
        </table:table-row>
        <table:table-row table:style-name="ro1">
          <table:table-cell table:number-columns-repeated="4" table:style-name="odfdo_auto_10" office:value-type="string" calcext:value-type="string">
            <text:p>complex64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24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style-name="odfdo_auto_25" office:value-type="string" calcext:value-type="string">
            <text:p>complex128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25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128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25" office:value-type="string" calcext:value-type="string">
            <text:p>complex128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style-name="odfdo_auto_22" office:value-type="string" calcext:value-type="string">
            <text:p>float64</text:p>
          </table:table-cell>
          <table:table-cell table:style-name="odfdo_auto_25" office:value-type="string" calcext:value-type="string">
            <text:p>complex12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table:style-name="odfdo_auto_25" office:value-type="string" calcext:value-type="string">
            <text:p>complex128</text:p>
          </table:table-cell>
          <table:table-cell office:value-type="string" calcext:value-type="string">
            <text:p>int32</text:p>
          </table:table-cell>
          <table:table-cell table:style-name="odfdo_auto_11" office:value-type="string" calcext:value-type="string">
            <text:p>int32</text:p>
          </table:table-cell>
          <table:table-cell table:style-name="odfdo_auto_27" office:value-type="string" calcext:value-type="string">
            <text:p>int64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22" office:value-type="string" calcext:value-type="string">
            <text:p>float64</text:p>
          </table:table-cell>
          <table:table-cell table:style-name="odfdo_auto_25" office:value-type="string" calcext:value-type="string">
            <text:p>complex128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style-name="odfdo_auto_22" office:value-type="string" calcext:value-type="string">
            <text:p>float64</text:p>
          </table:table-cell>
          <table:table-cell table:style-name="odfdo_auto_25" office:value-type="string" calcext:value-type="string">
            <text:p>complex128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table:style-name="odfdo_auto_27" office:value-type="string" calcext:value-type="string">
            <text:p>int64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22" office:value-type="string" calcext:value-type="string">
            <text:p>float64</text:p>
          </table:table-cell>
          <table:table-cell table:style-name="odfdo_auto_25" office:value-type="string" calcext:value-type="string">
            <text:p>complex128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37" office:value-type="string" calcext:value-type="string">
            <text:p>TypeError</text:p>
          </table:table-cell>
          <table:table-cell table:style-name="odfdo_auto_13" office:value-type="string" calcext:value-type="string">
            <text:p>Intege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13"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  <table:table-cell table:style-name="odfdo_auto_13" office:value-type="string" calcext:value-type="string">
            <text:p>Integer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NotImplementedError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2" table:style-name="odfdo_auto_14" office:value-type="string" calcext:value-type="string">
            <text:p>IntegerMod_int</text:p>
          </table:table-cell>
          <table:table-cell table:number-columns-repeated="3" table:style-name="odfdo_auto_37" office:value-type="string" calcext:value-type="string">
            <text:p>TypeError</text:p>
          </table:table-cell>
          <table:table-cell table:style-name="odfdo_auto_14" office:value-type="string" calcext:value-type="string">
            <text:p>IntegerMod_int</text:p>
          </table:table-cell>
          <table:table-cell table:number-columns-repeated="5" table:style-name="odfdo_auto_37" office:value-type="string" calcext:value-type="string">
            <text:p>TypeError</text:p>
          </table:table-cell>
          <table:table-cell table:number-columns-repeated="4" table:style-name="odfdo_auto_14" office:value-type="string" calcext:value-type="string">
            <text:p>IntegerMod_int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14" office:value-type="string" calcext:value-type="string">
            <text:p>IntegerMod_int</text:p>
          </table:table-cell>
          <table:table-cell table:number-columns-repeated="2" table:style-name="odfdo_auto_37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5" office:value-type="string" calcext:value-type="string">
            <text:p>Ration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37" office:value-type="string" calcext:value-type="string">
            <text:p>TypeError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4" table:style-name="odfdo_auto_15" office:value-type="string" calcext:value-type="string">
            <text:p>Rational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NotImplementedError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6" table:style-name="odfdo_auto_16" office:value-type="string" calcext:value-type="string">
            <text:p>Expression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number-columns-repeated="8"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16" office:value-type="string" calcext:value-type="string">
            <text:p>Expression</text:p>
          </table:table-cell>
        </table:table-row>
        <table:table-row table:style-name="ro1">
          <table:table-cell table:number-columns-repeated="2" table:style-name="odfdo_auto_17" office:value-type="string" calcext:value-type="string">
            <text:p>Polynomial_integer_dense_flint</text:p>
          </table:table-cell>
          <table:table-cell table:number-columns-repeated="3" table:style-name="odfdo_auto_37" office:value-type="string" calcext:value-type="string">
            <text:p>TypeError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number-columns-repeated="5" table:style-name="odfdo_auto_37" office:value-type="string" calcext:value-type="string">
            <text:p>TypeError</text:p>
          </table:table-cell>
          <table:table-cell table:number-columns-repeated="4" table:style-name="odfdo_auto_17" office:value-type="string" calcext:value-type="string">
            <text:p>Polynomial_integer_dense_flint</text:p>
          </table:table-cell>
          <table:table-cell table:style-name="odfdo_auto_37" office:value-type="string" calcext:value-type="string">
            <text:p>ValueError</text:p>
          </table:table-cell>
          <table:table-cell table:style-name="odfdo_auto_37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8" office:value-type="string" calcext:value-type="string">
            <text:p>OrderElement_quadrati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37" office:value-type="string" calcext:value-type="string">
            <text:p>TypeError</text:p>
          </table:table-cell>
          <table:table-cell table:style-name="odfdo_auto_18" office:value-type="string" calcext:value-type="string">
            <text:p>OrderElement_quadratic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4" table:style-name="odfdo_auto_18" office:value-type="string" calcext:value-type="string">
            <text:p>OrderElement_quadratic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NotImplementedError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complex</text:p>
          </table:table-cell>
          <table:table-cell table:number-columns-repeated="2" table:style-name="odfdo_auto_19" office:value-type="string" calcext:value-type="string">
            <text:p>RealNumbe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5" table:style-name="odfdo_auto_19" office:value-type="string" calcext:value-type="string">
            <text:p>RealNumbe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ComplexNumber</text:p>
          </table:table-cell>
        </table:table-row>
        <table:table-row table:style-name="ro1">
          <table:table-cell table:number-columns-repeated="4" table:style-name="odfdo_auto_20" office:value-type="string" calcext:value-type="string">
            <text:p>ComplexNumber</text:p>
          </table:table-cell>
          <table:table-cell table:style-name="odfdo_auto_37" office:value-type="string" calcext:value-type="string">
            <text:p>TypeError</text:p>
          </table:table-cell>
          <table:table-cell table:style-name="odfdo_auto_20" office:value-type="string" calcext:value-type="string">
            <text:p>ComplexNumber</text:p>
          </table:table-cell>
          <table:table-cell table:number-columns-repeated="2" table:style-name="odfdo_auto_37" office:value-type="string" calcext:value-type="string">
            <text:p>TypeError</text:p>
          </table:table-cell>
          <table:table-cell table:number-columns-repeated="2" table:style-name="odfdo_auto_20" office:value-type="string" calcext:value-type="string">
            <text:p>ComplexNumber</text:p>
          </table:table-cell>
          <table:table-cell table:style-name="odfdo_auto_37" office:value-type="string" calcext:value-type="string">
            <text:p>TypeError</text:p>
          </table:table-cell>
          <table:table-cell table:number-columns-repeated="3" table:style-name="odfdo_auto_20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0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</table:table-row>
      </table:table>
      <table:table table:name="in" table:style-name="ta1">
        <table:table-column table:style-name="co1" table:default-cell-style-name="Default"/>
        <table:table-column table:style-name="co1" table:number-columns-repeated="20" table:default-cell-style-name="odfdo_auto_37"/>
        <table:table-row table:style-name="ro1">
          <table:table-cell office:value-type="string" calcext:value-type="string">
            <text:p>in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table:style-name="odfdo_auto_16"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ComplexNumber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z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11" office:value-type="string" calcext:value-type="string">
            <text:p>int32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12" office:value-type="string" calcext:value-type="string">
            <text:p>uint16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13" office:value-type="string" calcext:value-type="string">
            <text:p>Integer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14" office:value-type="string" calcext:value-type="string">
            <text:p>IntegerMod_int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number-columns-repeated="20" table:style-name="odfdo_auto_21" office:value-type="string" calcext:value-type="string">
            <text:p>bool</text:p>
          </table:table-cell>
        </table:table-row>
        <table:table-row table:style-name="ro1">
          <table:table-cell table:style-name="odfdo_auto_16" office:value-type="string" calcext:value-type="string">
            <text:p>Expression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number-columns-repeated="20" table:style-name="odfdo_auto_21" office:value-type="string" calcext:value-type="string">
            <text:p>bool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20" table:style-name="odfdo_auto_21" office:value-type="string" calcext:value-type="string">
            <text:p>bool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20" office:value-type="string" calcext:value-type="string">
            <text:p>ComplexNumber</text:p>
          </table:table-cell>
          <table:table-cell table:number-columns-repeated="20" table:style-name="odfdo_auto_21" office:value-type="string" calcext:value-type="string">
            <text:p>bool</text:p>
          </table:table-cell>
        </table:table-row>
      </table:table>
      <table:table table:name="&amp;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0" table:default-cell-style-name="odfdo_auto_37"/>
        <table:table-row table:style-name="ro1">
          <table:table-cell office:value-type="string" calcext:value-type="string">
            <text:p>&amp;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table:style-name="odfdo_auto_16"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ComplexNumber</text:p>
          </table:table-cell>
        </table:table-row>
        <table:table-row table:style-name="ro1">
          <table:table-cell table:number-columns-repeated="2" table:style-name="ce1" office:value-type="string" calcext:value-type="string">
            <text:p>i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number-columns-repeated="7" office:value-type="string" calcext:value-type="string">
            <text:p>TypeError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7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7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2" table:style-name="odfdo_auto_11" office:value-type="string" calcext:value-type="string">
            <text:p>int32</text:p>
          </table:table-cell>
          <table:table-cell table:style-name="odfdo_auto_27" office:value-type="string" calcext:value-type="string">
            <text:p>int64</text:p>
          </table:table-cell>
          <table:table-cell table:number-columns-repeated="7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27" office:value-type="string" calcext:value-type="string">
            <text:p>int64</text:p>
          </table:table-cell>
          <table:table-cell table:number-columns-repeated="7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table:number-columns-repeated="9" office:value-type="string" calcext:value-type="string">
            <text:p>TypeError</text:p>
          </table:table-cell>
          <table:table-cell table:number-columns-repeated="3" table:style-name="odfdo_auto_13" office:value-type="string" calcext:value-type="string">
            <text:p>Integer</text:p>
          </table:table-cell>
          <table:table-cell table:number-columns-repeated="7" office:value-type="string" calcext:value-type="string">
            <text:p>TypeError</text:p>
          </table:table-cell>
        </table:table-row>
        <table:table-row table:style-name="ro1">
          <table:table-cell table:style-name="odfdo_auto_14" office:value-type="string" calcext:value-type="string">
            <text:p>IntegerMod_int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16" office:value-type="string" calcext:value-type="string">
            <text:p>Expression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20" office:value-type="string" calcext:value-type="string">
            <text:p>ComplexNumber</text:p>
          </table:table-cell>
          <table:table-cell table:number-columns-repeated="20" office:value-type="string" calcext:value-type="string">
            <text:p>TypeError</text:p>
          </table:table-cell>
        </table:table-row>
      </table:table>
      <table:table table:name="|" table:style-name="ta1">
        <table:table-column table:style-name="co1" table:default-cell-style-name="Default"/>
        <table:table-column table:style-name="co1" table:number-columns-repeated="20" table:default-cell-style-name="odfdo_auto_37"/>
        <table:table-row table:style-name="ro1">
          <table:table-cell office:value-type="string" calcext:value-type="string">
            <text:p>|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table:style-name="odfdo_auto_16"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ComplexNumber</text:p>
          </table:table-cell>
        </table:table-row>
        <table:table-row table:style-name="ro1">
          <table:table-cell table:number-columns-repeated="2" table:style-name="ce1" office:value-type="string" calcext:value-type="string">
            <text:p>i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number-columns-repeated="7" office:value-type="string" calcext:value-type="string">
            <text:p>TypeError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7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7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2" table:style-name="odfdo_auto_11" office:value-type="string" calcext:value-type="string">
            <text:p>int32</text:p>
          </table:table-cell>
          <table:table-cell table:style-name="odfdo_auto_27" office:value-type="string" calcext:value-type="string">
            <text:p>int64</text:p>
          </table:table-cell>
          <table:table-cell table:number-columns-repeated="7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27" office:value-type="string" calcext:value-type="string">
            <text:p>int64</text:p>
          </table:table-cell>
          <table:table-cell table:number-columns-repeated="7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table:number-columns-repeated="9" office:value-type="string" calcext:value-type="string">
            <text:p>TypeError</text:p>
          </table:table-cell>
          <table:table-cell table:number-columns-repeated="3" table:style-name="odfdo_auto_13" office:value-type="string" calcext:value-type="string">
            <text:p>Integer</text:p>
          </table:table-cell>
          <table:table-cell table:number-columns-repeated="7" office:value-type="string" calcext:value-type="string">
            <text:p>TypeError</text:p>
          </table:table-cell>
        </table:table-row>
        <table:table-row table:style-name="ro1">
          <table:table-cell table:style-name="odfdo_auto_14" office:value-type="string" calcext:value-type="string">
            <text:p>IntegerMod_int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16" office:value-type="string" calcext:value-type="string">
            <text:p>Expression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20" office:value-type="string" calcext:value-type="string">
            <text:p>ComplexNumber</text:p>
          </table:table-cell>
          <table:table-cell table:number-columns-repeated="20" office:value-type="string" calcext:value-type="string">
            <text:p>TypeError</text:p>
          </table:table-cell>
        </table:table-row>
      </table:table>
      <table:table table:name="^" table:style-name="ta1">
        <table:table-column table:style-name="co1" table:default-cell-style-name="Default"/>
        <table:table-column table:style-name="co1" table:number-columns-repeated="20" table:default-cell-style-name="odfdo_auto_37"/>
        <table:table-row table:style-name="ro1">
          <table:table-cell office:value-type="string" calcext:value-type="string">
            <text:p>^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table:style-name="odfdo_auto_16"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ComplexNumber</text:p>
          </table:table-cell>
        </table:table-row>
        <table:table-row table:style-name="ro1">
          <table:table-cell table:number-columns-repeated="2" table:style-name="ce1" office:value-type="string" calcext:value-type="string">
            <text:p>i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number-columns-repeated="7" office:value-type="string" calcext:value-type="string">
            <text:p>RuntimeError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13" office:value-type="string" calcext:value-type="string">
            <text:p>TypeError</text:p>
          </table:table-cell>
          <table:table-cell table:number-columns-repeated="7" office:value-type="string" calcext:value-type="string">
            <text:p>Runtim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13" office:value-type="string" calcext:value-type="string">
            <text:p>TypeError</text:p>
          </table:table-cell>
          <table:table-cell table:number-columns-repeated="7" office:value-type="string" calcext:value-type="string">
            <text:p>RuntimeError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13" office:value-type="string" calcext:value-type="string">
            <text:p>TypeError</text:p>
          </table:table-cell>
          <table:table-cell table:number-columns-repeated="7" office:value-type="string" calcext:value-type="string">
            <text:p>Runtim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7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7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13" office:value-type="string" calcext:value-type="string">
            <text:p>TypeError</text:p>
          </table:table-cell>
          <table:table-cell table:number-columns-repeated="7" office:value-type="string" calcext:value-type="string">
            <text:p>Runtim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13" office:value-type="string" calcext:value-type="string">
            <text:p>TypeError</text:p>
          </table:table-cell>
          <table:table-cell table:number-columns-repeated="7" office:value-type="string" calcext:value-type="string">
            <text:p>RuntimeError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13" office:value-type="string" calcext:value-type="string">
            <text:p>TypeError</text:p>
          </table:table-cell>
          <table:table-cell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13" office:value-type="string" calcext:value-type="string">
            <text:p>TypeError</text:p>
          </table:table-cell>
          <table:table-cell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13" office:value-type="string" calcext:value-type="string">
            <text:p>TypeError</text:p>
          </table:table-cell>
          <table:table-cell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2" table:style-name="odfdo_auto_11" office:value-type="string" calcext:value-type="string">
            <text:p>int32</text:p>
          </table:table-cell>
          <table:table-cell table:style-name="odfdo_auto_27" office:value-type="string" calcext:value-type="string">
            <text:p>int64</text:p>
          </table:table-cell>
          <table:table-cell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27" office:value-type="string" calcext:value-type="string">
            <text:p>int64</text:p>
          </table:table-cell>
          <table:table-cell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13" office:value-type="string" calcext:value-type="string">
            <text:p>Integer</text:p>
          </table:table-cell>
          <table:table-cell table:number-columns-repeated="7" office:value-type="string" calcext:value-type="string">
            <text:p>RuntimeError</text:p>
          </table:table-cell>
        </table:table-row>
        <table:table-row table:style-name="ro1">
          <table:table-cell table:style-name="odfdo_auto_14" office:value-type="string" calcext:value-type="string">
            <text:p>IntegerMod_int</text:p>
          </table:table-cell>
          <table:table-cell table:number-columns-repeated="20" office:value-type="string" calcext:value-type="string">
            <text:p>RuntimeError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number-columns-repeated="20" office:value-type="string" calcext:value-type="string">
            <text:p>RuntimeError</text:p>
          </table:table-cell>
        </table:table-row>
        <table:table-row table:style-name="ro1">
          <table:table-cell table:style-name="odfdo_auto_16" office:value-type="string" calcext:value-type="string">
            <text:p>Expression</text:p>
          </table:table-cell>
          <table:table-cell table:number-columns-repeated="20" office:value-type="string" calcext:value-type="string">
            <text:p>RuntimeError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number-columns-repeated="20" office:value-type="string" calcext:value-type="string">
            <text:p>RuntimeError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20" office:value-type="string" calcext:value-type="string">
            <text:p>RuntimeError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20" office:value-type="string" calcext:value-type="string">
            <text:p>RuntimeError</text:p>
          </table:table-cell>
        </table:table-row>
        <table:table-row table:style-name="ro1">
          <table:table-cell table:style-name="odfdo_auto_20" office:value-type="string" calcext:value-type="string">
            <text:p>ComplexNumber</text:p>
          </table:table-cell>
          <table:table-cell table:number-columns-repeated="20" office:value-type="string" calcext:value-type="string">
            <text:p>RuntimeError</text:p>
          </table:table-cell>
        </table:table-row>
      </table:table>
      <table:table table:name="&lt;&lt;" table:style-name="ta1">
        <table:table-column table:style-name="co1" table:default-cell-style-name="Default"/>
        <table:table-column table:style-name="co1" table:number-columns-repeated="17" table:default-cell-style-name="odfdo_auto_37"/>
        <table:table-column table:style-name="co2" table:default-cell-style-name="odfdo_auto_37"/>
        <table:table-column table:style-name="co1" table:number-columns-repeated="2" table:default-cell-style-name="odfdo_auto_37"/>
        <table:table-row table:style-name="ro1">
          <table:table-cell office:value-type="string" calcext:value-type="string">
            <text:p>&lt;&lt;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table:style-name="odfdo_auto_16"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ComplexNumber</text:p>
          </table:table-cell>
        </table:table-row>
        <table:table-row table:style-name="ro1">
          <table:table-cell table:number-columns-repeated="2" table:style-name="ce1" office:value-type="string" calcext:value-type="string">
            <text:p>i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ce1" office:value-type="string" calcext:value-type="string">
            <text:p>int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Valu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7" office:value-type="string" calcext:value-type="string">
            <text:p>TypeError</text:p>
          </table:table-cell>
          <table:table-cell office:value-type="string" calcext:value-type="string">
            <text:p>OverflowError</text:p>
          </table:table-cell>
          <table:table-cell table:number-columns-repeated="7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2" table:style-name="odfdo_auto_11" office:value-type="string" calcext:value-type="string">
            <text:p>int32</text:p>
          </table:table-cell>
          <table:table-cell table:style-name="odfdo_auto_27" office:value-type="string" calcext:value-type="string">
            <text:p>int64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27" office:value-type="string" calcext:value-type="string">
            <text:p>int64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3" office:value-type="string" calcext:value-type="string">
            <text:p>Intege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4" table:style-name="odfdo_auto_13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3" office:value-type="string" calcext:value-type="string">
            <text:p>Intege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14" office:value-type="string" calcext:value-type="string">
            <text:p>IntegerMod_int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14" office:value-type="string" calcext:value-type="string">
            <text:p>IntegerMod_int</text:p>
          </table:table-cell>
          <table:table-cell office:value-type="string" calcext:value-type="string">
            <text:p>TypeError</text:p>
          </table:table-cell>
          <table:table-cell table:number-columns-repeated="8" table:style-name="odfdo_auto_14" office:value-type="string" calcext:value-type="string">
            <text:p>IntegerMod_int</text:p>
          </table:table-cell>
          <table:table-cell office:value-type="string" calcext:value-type="string">
            <text:p>Valu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4" office:value-type="string" calcext:value-type="string">
            <text:p>IntegerMod_int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5" office:value-type="string" calcext:value-type="string">
            <text:p>Rational</text:p>
          </table:table-cell>
          <table:table-cell table:number-columns-repeated="9" office:value-type="string" calcext:value-type="string">
            <text:p>TypeError</text:p>
          </table:table-cell>
          <table:table-cell table:number-columns-repeated="3" table:style-name="odfdo_auto_15"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ValueError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style-name="odfdo_auto_16" office:value-type="string" calcext:value-type="string">
            <text:p>Expression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7" office:value-type="string" calcext:value-type="string">
            <text:p>Polynomial_integer_dense_fli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4"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TypeError</text:p>
          </table:table-cell>
          <table:table-cell table:style-name="odfdo_auto_36" office:value-type="string" calcext:value-type="string">
            <text:p>NoneType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9" office:value-type="string" calcext:value-type="string">
            <text:p>RealNumb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4" table:style-name="odfdo_auto_19" office:value-type="string" calcext:value-type="string">
            <text:p>RealNumb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0" office:value-type="string" calcext:value-type="string">
            <text:p>ComplexNumber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</table:table>
      <table:table table:name="&gt;&gt;" table:style-name="ta1">
        <table:table-column table:style-name="co1" table:default-cell-style-name="Default"/>
        <table:table-column table:style-name="co1" table:number-columns-repeated="20" table:default-cell-style-name="odfdo_auto_37"/>
        <table:table-row table:style-name="ro1">
          <table:table-cell office:value-type="string" calcext:value-type="string">
            <text:p>&gt;&gt;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table:style-name="odfdo_auto_16"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ComplexNumber</text:p>
          </table:table-cell>
        </table:table-row>
        <table:table-row table:style-name="ro1">
          <table:table-cell table:number-columns-repeated="2" table:style-name="ce1" office:value-type="string" calcext:value-type="string">
            <text:p>i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ce1" office:value-type="string" calcext:value-type="string">
            <text:p>int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Valu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7" office:value-type="string" calcext:value-type="string">
            <text:p>TypeError</text:p>
          </table:table-cell>
          <table:table-cell office:value-type="string" calcext:value-type="string">
            <text:p>OverflowError</text:p>
          </table:table-cell>
          <table:table-cell table:number-columns-repeated="7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2" table:style-name="odfdo_auto_11" office:value-type="string" calcext:value-type="string">
            <text:p>int32</text:p>
          </table:table-cell>
          <table:table-cell table:style-name="odfdo_auto_27" office:value-type="string" calcext:value-type="string">
            <text:p>int64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27" office:value-type="string" calcext:value-type="string">
            <text:p>int64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3" office:value-type="string" calcext:value-type="string">
            <text:p>Intege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4" table:style-name="odfdo_auto_13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3" office:value-type="string" calcext:value-type="string">
            <text:p>Intege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14" office:value-type="string" calcext:value-type="string">
            <text:p>IntegerMod_int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14" office:value-type="string" calcext:value-type="string">
            <text:p>IntegerMod_int</text:p>
          </table:table-cell>
          <table:table-cell office:value-type="string" calcext:value-type="string">
            <text:p>TypeError</text:p>
          </table:table-cell>
          <table:table-cell table:number-columns-repeated="8" table:style-name="odfdo_auto_14" office:value-type="string" calcext:value-type="string">
            <text:p>IntegerMod_int</text:p>
          </table:table-cell>
          <table:table-cell office:value-type="string" calcext:value-type="string">
            <text:p>Valu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4" office:value-type="string" calcext:value-type="string">
            <text:p>IntegerMod_int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5" office:value-type="string" calcext:value-type="string">
            <text:p>Rational</text:p>
          </table:table-cell>
          <table:table-cell table:number-columns-repeated="9" office:value-type="string" calcext:value-type="string">
            <text:p>TypeError</text:p>
          </table:table-cell>
          <table:table-cell table:number-columns-repeated="3" table:style-name="odfdo_auto_15"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ValueError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style-name="odfdo_auto_16" office:value-type="string" calcext:value-type="string">
            <text:p>Expression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17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TypeError</text:p>
          </table:table-cell>
          <table:table-cell table:number-columns-repeated="8" table:style-name="odfdo_auto_17" office:value-type="string" calcext:value-type="string">
            <text:p>Polynomial_integer_dense_flint</text:p>
          </table:table-cell>
          <table:table-cell table:style-name="odfdo_auto_36" office:value-type="string" calcext:value-type="string">
            <text:p>NoneType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9" office:value-type="string" calcext:value-type="string">
            <text:p>RealNumb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4" table:style-name="odfdo_auto_19" office:value-type="string" calcext:value-type="string">
            <text:p>RealNumb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0" office:value-type="string" calcext:value-type="string">
            <text:p>ComplexNumber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思源黑体" svg:font-family="思源黑体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思源宋体" style:font-family-generic-asian="system" style:font-pitch-asian="variable" style:font-size-asian="12pt" style:language-asian="zxx" style:country-asian="none" style:font-family-complex="'思源黑体 传统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pitch-asian="variable" style:font-size-asian="10pt" style:font-name-complex="DejaVu Sans" style:font-family-complex="'DejaVu Sans'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19" meta:cell-count="8379" meta:object-count="0"/>
    <meta:user-defined meta:name="Info 1"/>
    <meta:user-defined meta:name="Info 2"/>
    <meta:user-defined meta:name="Info 3"/>
    <meta:user-defined meta:name="Info 4"/>
  </office:meta>
</office:document-meta>
</file>